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7.216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6.1cm"/>
    </style:style>
    <style:style style:name="co15" style:family="table-column">
      <style:table-column-properties fo:break-before="auto" style:column-width="5.255cm"/>
    </style:style>
    <style:style style:name="co16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enario1" table:style-name="ta1">
        <table:table-column table:style-name="co1" table:number-columns-repeated="36" table:default-cell-style-name="Default"/>
        <table:table-row table:style-name="ro1">
          <table:table-cell table:number-columns-repeated="7"/>
          <table:table-cell office:value-type="float" office:value="9874" calcext:value-type="float">
            <text:p>9874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office:value-type="string" calcext:value-type="string">
            <text:p>(1,1) min</text:p>
          </table:table-cell>
          <table:table-cell table:number-columns-repeated="7"/>
          <table:table-cell office:value-type="string" calcext:value-type="string">
            <text:p>(0.5, 0.5) min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P(a1|at)</text:p>
          </table:table-cell>
          <table:table-cell table:formula="of:=SUM([.D12:.D57])/[.H1]" office:value-type="float" office:value="0.11970832489366" calcext:value-type="float">
            <text:p>0.1197083249</text:p>
          </table:table-cell>
          <table:table-cell table:number-columns-repeated="2"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4"/>
          <table:table-cell office:value-type="string" calcext:value-type="string">
            <text:p>(0.5,1)</text:p>
          </table:table-cell>
          <table:table-cell table:number-columns-repeated="6"/>
          <table:table-cell office:value-type="string" calcext:value-type="string">
            <text:p>(0.5,2)</text:p>
          </table:table-cell>
          <table:table-cell table:number-columns-repeated="4"/>
          <table:table-cell office:value-type="string" calcext:value-type="string">
            <text:p>(0,5,2.5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50" calcext:value-type="float">
            <text:p>7550</text:p>
          </table:table-cell>
          <table:table-cell table:formula="of:=[.D4]/[.$H$1]" office:value-type="float" office:value="0.764634393356289" calcext:value-type="float">
            <text:p>0.764634393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25" calcext:value-type="float">
            <text:p>7625</text:p>
          </table:table-cell>
          <table:table-cell office:value-type="string" calcext:value-type="string">
            <text:p>P(a1|at)</text:p>
          </table:table-cell>
          <table:table-cell table:formula="of:=SUM([.O12:.O43])/[.H1]" office:value-type="float" office:value="0.107960299777193" calcext:value-type="float">
            <text:p>0.1079602998</text:p>
          </table:table-cell>
          <table:table-cell table:number-columns-repeated="2"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4"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2"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formula="of:=[.D5]/[.$H$1]" office:value-type="float" office:value="0.101883735061778" calcext:value-type="float">
            <text:p>0.101883735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D6]/[.$H$1]" office:value-type="float" office:value="0.0117480251164675" calcext:value-type="float">
            <text:p>0.011748025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81" calcext:value-type="float">
            <text:p>7581</text:p>
          </table:table-cell>
          <table:table-cell/>
          <table:table-cell table:formula="of:=SUM([.V14:.V57])/[.H1]" office:value-type="float" office:value="0.11535345351428" calcext:value-type="float">
            <text:p>0.11535345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33" calcext:value-type="float">
            <text:p>7533</text:p>
          </table:table-cell>
          <table:table-cell table:formula="of:=SUM([.AC14:.AC72])/[.H1]" office:value-type="float" office:value="0.121936398622645" calcext:value-type="float">
            <text:p>0.12193639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16" calcext:value-type="float">
            <text:p>7516</text:p>
          </table:table-cell>
          <table:table-cell/>
          <table:table-cell table:formula="of:=SUM([.AH14:.AH78])/[.H1]" office:value-type="float" office:value="0.124367024508811" calcext:value-type="float">
            <text:p>0.12436702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7]/[.$H$1]" office:value-type="float" office:value="0.00131658902167308" calcext:value-type="float">
            <text:p>0.00131658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8]/[.$H$1]" office:value-type="float" office:value="0.000405104314360948" calcext:value-type="float">
            <text:p>0.000405104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/[.$H$1]" office:value-type="float" office:value="0.000101276078590237" calcext:value-type="float">
            <text:p>0.0001012761</text:p>
          </table:table-cell>
          <table:table-cell table:number-columns-repeated="2"/>
          <table:table-cell office:value-type="string" calcext:value-type="string">
            <text:p>0.5,0.5</text:p>
          </table:table-cell>
          <table:table-cell office:value-type="float" office:value="0.107960299777193" calcext:value-type="float">
            <text:p>0.107960299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/[.$H$1]" office:value-type="float" office:value="0.000101276078590237" calcext:value-type="float">
            <text:p>0.0001012761</text:p>
          </table:table-cell>
          <table:table-cell table:number-columns-repeated="2"/>
          <table:table-cell office:value-type="string" calcext:value-type="string">
            <text:p>0,5,1</text:p>
          </table:table-cell>
          <table:table-cell office:value-type="float" office:value="0.11535345351428" calcext:value-type="float">
            <text:p>0.11535345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12]/[.$H$1]" office:value-type="float" office:value="0.0276483694551347" calcext:value-type="float">
            <text:p>0.0276483695</text:p>
          </table:table-cell>
          <table:table-cell table:number-columns-repeated="2"/>
          <table:table-cell office:value-type="string" calcext:value-type="string">
            <text:p>1,1</text:p>
          </table:table-cell>
          <table:table-cell office:value-type="float" office:value="0.11970832489366" calcext:value-type="float">
            <text:p>0.11970832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[.D13]/[.$H$1]" office:value-type="float" office:value="0.00870974275876038" calcext:value-type="float">
            <text:p>0.0087097428</text:p>
          </table:table-cell>
          <table:table-cell table:number-columns-repeated="2"/>
          <table:table-cell office:value-type="string" calcext:value-type="string">
            <text:p>0.5,2</text:p>
          </table:table-cell>
          <table:table-cell office:value-type="float" office:value="0.121936398622645" calcext:value-type="float">
            <text:p>0.12193639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14]/[.$H$1]" office:value-type="float" office:value="0.00121531294308284" calcext:value-type="float">
            <text:p>0.0012153129</text:p>
          </table:table-cell>
          <table:table-cell table:number-columns-repeated="2"/>
          <table:table-cell office:value-type="string" calcext:value-type="string">
            <text:p>0.5,2.5</text:p>
          </table:table-cell>
          <table:table-cell office:value-type="float" office:value="0.124367024508811" calcext:value-type="float">
            <text:p>0.12436702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5]/[.$H$1]" office:value-type="float" office:value="0.000405104314360948" calcext:value-type="float">
            <text:p>0.000405104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6]/[.$H$1]" office:value-type="float" office:value="0.000202552157180474" calcext:value-type="float">
            <text:p>0.00020255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7]/[.$H$1]" office:value-type="float" office:value="0.000101276078590237" calcext:value-type="float">
            <text:p>0.0001012761</text:p>
          </table:table-cell>
          <table:table-cell table:number-columns-repeated="7"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8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formula="of:=[.D19]/[.$H$1]" office:value-type="float" office:value="0.0358517318209439" calcext:value-type="float">
            <text:p>0.035851731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formula="of:=[.D20]/[.$H$1]" office:value-type="float" office:value="0.0179258659104719" calcext:value-type="float">
            <text:p>0.017925865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[.D21]/[.$H$1]" office:value-type="float" office:value="0.0054689082438728" calcext:value-type="float">
            <text:p>0.005468908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22]/[.$H$1]" office:value-type="float" office:value="0.00111403686449261" calcext:value-type="float">
            <text:p>0.001114036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23]/[.$H$1]" office:value-type="float" office:value="0.00131658902167308" calcext:value-type="float">
            <text:p>0.00131658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4]/[.$H$1]" office:value-type="float" office:value="0.000607656471541422" calcext:value-type="float">
            <text:p>0.000607656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5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6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D27]/[.$H$1]" office:value-type="float" office:value="0.00141786510026332" calcext:value-type="float">
            <text:p>0.001417865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D28]/[.$H$1]" office:value-type="float" office:value="0.00182296941462427" calcext:value-type="float">
            <text:p>0.001822969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D29]/[.$H$1]" office:value-type="float" office:value="0.00172169333603403" calcext:value-type="float">
            <text:p>0.001721693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0]/[.$H$1]" office:value-type="float" office:value="0.000607656471541422" calcext:value-type="float">
            <text:p>0.000607656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1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D32]/[.$H$1]" office:value-type="float" office:value="0.00415231922219972" calcext:value-type="float">
            <text:p>0.004152319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D33]/[.$H$1]" office:value-type="float" office:value="0.00253190196475592" calcext:value-type="float">
            <text:p>0.00253190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34]/[.$H$1]" office:value-type="float" office:value="0.00151914117885355" calcext:value-type="float">
            <text:p>0.00151914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35]/[.$H$1]" office:value-type="float" office:value="0.000607656471541422" calcext:value-type="float">
            <text:p>0.000607656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6]/[.$H$1]" office:value-type="float" office:value="0.000506380392951185" calcext:value-type="float">
            <text:p>0.000506380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7]/[.$H$1]" office:value-type="float" office:value="0.000506380392951185" calcext:value-type="float">
            <text:p>0.000506380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38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39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40]/[.$H$1]" office:value-type="float" office:value="0.000202552157180474" calcext:value-type="float">
            <text:p>0.000202552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41]/[.$H$1]" office:value-type="float" office:value="0.000202552157180474" calcext:value-type="float">
            <text:p>0.000202552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42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43]/[.$H$1]" office:value-type="float" office:value="0.000101276078590237" calcext:value-type="float">
            <text:p>0.000101276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D44]/[.$H$1]" office:value-type="float" office:value="0.000405104314360948" calcext:value-type="float">
            <text:p>0.0004051043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D45]/[.$H$1]" office:value-type="float" office:value="0.000202552157180474" calcext:value-type="float">
            <text:p>0.000202552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6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7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D48]/[.$H$1]" office:value-type="float" office:value="0.000607656471541422" calcext:value-type="float">
            <text:p>0.0006076565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D49]/[.$H$1]" office:value-type="float" office:value="0.000202552157180474" calcext:value-type="float">
            <text:p>0.0002025522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D50]/[.$H$1]" office:value-type="float" office:value="0.000202552157180474" calcext:value-type="float">
            <text:p>0.000202552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1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2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3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54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55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56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D57]/[.$H$1]" office:value-type="float" office:value="0.000101276078590237" calcext:value-type="float">
            <text:p>0.000101276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cenario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2"/>
          <table:table-cell office:value-type="float" office:value="8874" calcext:value-type="float">
            <text:p>887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6" calcext:value-type="float">
            <text:p>7066</text:p>
          </table:table-cell>
          <table:table-cell table:formula="of:=[.D2]/[.$G$1]" office:value-type="float" office:value="0.796258733378409" calcext:value-type="float">
            <text:p>0.7962587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table:formula="of:=[.D3]/[.$G$1]" office:value-type="float" office:value="0.104349785891368" calcext:value-type="float">
            <text:p>0.1043497859</text:p>
          </table:table-cell>
          <table:table-cell/>
          <table:table-cell office:value-type="string" calcext:value-type="string">
            <text:p>P(a1|at)</text:p>
          </table:table-cell>
          <table:table-cell table:formula="of:=SUM([.E9];[.E9:.E30])" office:value-type="float" office:value="0.117872436330854" calcext:value-type="float">
            <text:p>0.1178724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D4]/[.$G$1]" office:value-type="float" office:value="0.0109308091052513" calcext:value-type="float">
            <text:p>0.0109308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D5]/[.$G$1]" office:value-type="float" office:value="0.00236646382691007" calcext:value-type="float">
            <text:p>0.0023664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6]/[.$G$1]" office:value-type="float" office:value="0.000450755014649538" calcext:value-type="float">
            <text:p>0.000450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formula="of:=[.D9]/[.$G$1]" office:value-type="float" office:value="0.0324543610547667" calcext:value-type="float">
            <text:p>0.0324543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formula="of:=[.D10]/[.$G$1]" office:value-type="float" office:value="0.0120576966418751" calcext:value-type="float">
            <text:p>0.0120576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D11]/[.$G$1]" office:value-type="float" office:value="0.00540906017579446" calcext:value-type="float">
            <text:p>0.005409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12]/[.$G$1]" office:value-type="float" office:value="0.000901510029299076" calcext:value-type="float">
            <text:p>0.00090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3]/[.$G$1]" office:value-type="float" office:value="0.000338066260987153" calcext:value-type="float">
            <text:p>0.000338066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4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formula="of:=[.D15]/[.$G$1]" office:value-type="float" office:value="0.0145368492224476" calcext:value-type="float">
            <text:p>0.0145368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[.D16]/[.$G$1]" office:value-type="float" office:value="0.00924047780031553" calcext:value-type="float">
            <text:p>0.0092404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D17]/[.$G$1]" office:value-type="float" office:value="0.00270453008789723" calcext:value-type="float">
            <text:p>0.002704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18]/[.$G$1]" office:value-type="float" office:value="0.001464953797611" calcext:value-type="float">
            <text:p>0.0014649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]/[.$G$1]" office:value-type="float" office:value="0.000225377507324769" calcext:value-type="float">
            <text:p>0.0002253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0]/[.$G$1]" office:value-type="float" office:value="0.000225377507324769" calcext:value-type="float">
            <text:p>0.0002253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1]/[.$G$1]" office:value-type="float" office:value="0.000563443768311922" calcext:value-type="float">
            <text:p>0.0005634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22]/[.$G$1]" office:value-type="float" office:value="0.00135226504394861" calcext:value-type="float">
            <text:p>0.001352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3]/[.$G$1]" office:value-type="float" office:value="0.000788821275636691" calcext:value-type="float">
            <text:p>0.0007888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4]/[.$G$1]" office:value-type="float" office:value="0.000788821275636691" calcext:value-type="float">
            <text:p>0.0007888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25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26]/[.$G$1]" office:value-type="float" office:value="0.00112688753662384" calcext:value-type="float">
            <text:p>0.0011268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27]/[.$G$1]" office:value-type="float" office:value="0.000676132521974307" calcext:value-type="float">
            <text:p>0.0006761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28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29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30]/[.$G$1]" office:value-type="float" office:value="0.000112688753662384" calcext:value-type="float">
            <text:p>0.0001126888</text:p>
          </table:table-cell>
          <table:table-cell table:number-columns-repeated="3"/>
        </table:table-row>
      </table:table>
      <table:table table:name="Scenario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formula="of:=[.D2]/[.$F$1]" office:value-type="float" office:value="0.462440063931806" calcext:value-type="float">
            <text:p>0.4624400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[.D3]/[.$F$1]" office:value-type="float" office:value="0.094832179009057" calcext:value-type="float">
            <text:p>0.094832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D4]/[.$F$1]" office:value-type="float" office:value="0.0207778369738945" calcext:value-type="float">
            <text:p>0.020777837</text:p>
          </table:table-cell>
          <table:table-cell/>
          <table:table-cell office:value-type="string" calcext:value-type="string">
            <text:p>P(a1|at)</text:p>
          </table:table-cell>
          <table:table-cell table:formula="of:=SUM([.E9:.E89])" office:value-type="float" office:value="0.4075652637187" calcext:value-type="float">
            <text:p>0.40756526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D5]/[.$F$1]" office:value-type="float" office:value="0.0122535961640916" calcext:value-type="float">
            <text:p>0.0122535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7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formula="of:=[.D9]/[.$F$1]" office:value-type="float" office:value="0.0916355887053809" calcext:value-type="float">
            <text:p>0.0916355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D10]/[.$F$1]" office:value-type="float" office:value="0.014917421417155" calcext:value-type="float">
            <text:p>0.0149174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1]/[.$F$1]" office:value-type="float" office:value="0.00372935535428876" calcext:value-type="float">
            <text:p>0.0037293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[.D13]/[.$F$1]" office:value-type="float" office:value="0.0623335109216835" calcext:value-type="float">
            <text:p>0.0623335109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14]/[.$F$1]" office:value-type="float" office:value="0.00852424080980288" calcext:value-type="float">
            <text:p>0.0085242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5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6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D20]/[.$F$1]" office:value-type="float" office:value="0.0293020777836974" calcext:value-type="float">
            <text:p>0.0293020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21]/[.$F$1]" office:value-type="float" office:value="0.0127863612147043" calcext:value-type="float">
            <text:p>0.012786361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22]/[.$F$1]" office:value-type="float" office:value="0.00586041555673948" calcext:value-type="float">
            <text:p>0.0058604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3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D26]/[.$F$1]" office:value-type="float" office:value="0.0218433670751199" calcext:value-type="float">
            <text:p>0.02184336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27]/[.$F$1]" office:value-type="float" office:value="0.00692594565796484" calcext:value-type="float">
            <text:p>0.0069259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8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9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D31]/[.$F$1]" office:value-type="float" office:value="0.0234416622269579" calcext:value-type="float">
            <text:p>0.0234416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D32]/[.$F$1]" office:value-type="float" office:value="0.0111880660628663" calcext:value-type="float">
            <text:p>0.0111880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33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4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D39]/[.$F$1]" office:value-type="float" office:value="0.013319126265317" calcext:value-type="float">
            <text:p>0.0133191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40]/[.$F$1]" office:value-type="float" office:value="0.0122535961640916" calcext:value-type="float">
            <text:p>0.0122535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41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D44]/[.$F$1]" office:value-type="float" office:value="0.00905700586041556" calcext:value-type="float">
            <text:p>0.009057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D45]/[.$F$1]" office:value-type="float" office:value="0.0053276505061268" calcext:value-type="float">
            <text:p>0.0053276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6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7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50]/[.$F$1]" office:value-type="float" office:value="0.00852424080980288" calcext:value-type="float">
            <text:p>0.0085242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51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2]/[.$F$1]" office:value-type="float" office:value="0.00213106020245072" calcext:value-type="float">
            <text:p>0.002131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6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57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1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4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6]/[.$F$1]" office:value-type="float" office:value="0.00213106020245072" calcext:value-type="float">
            <text:p>0.002131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9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1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7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4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8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2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8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8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8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D8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D89]/[.$F$1]" office:value-type="float" office:value="0.00053276505061268" calcext:value-type="float">
            <text:p>0.0005327651</text:p>
          </table:table-cell>
          <table:table-cell table:number-columns-repeated="3"/>
        </table:table-row>
      </table:table>
      <table:table table:name="Scenario4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table:formula="of:=[.D2]/[.$F$1]" office:value-type="float" office:value="0.50379746835443" calcext:value-type="float">
            <text:p>0.5037974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D3]/[.$F$1]" office:value-type="float" office:value="0.0987341772151899" calcext:value-type="float">
            <text:p>0.0987341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D4]/[.$F$1]" office:value-type="float" office:value="0.0146835443037975" calcext:value-type="float">
            <text:p>0.0146835443</text:p>
          </table:table-cell>
          <table:table-cell/>
          <table:table-cell office:value-type="string" calcext:value-type="string">
            <text:p>P(a1|at)</text:p>
          </table:table-cell>
          <table:table-cell table:formula="of:=SUM([.E9:.E91])" office:value-type="float" office:value="0.366582278481014" calcext:value-type="float">
            <text:p>0.36658227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D5]/[.$F$1]" office:value-type="float" office:value="0.0121518987341772" calcext:value-type="float">
            <text:p>0.0121518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6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7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formula="of:=[.D9]/[.$F$1]" office:value-type="float" office:value="0.0612658227848101" calcext:value-type="float">
            <text:p>0.0612658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1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2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[.D15]/[.$F$1]" office:value-type="float" office:value="0.050126582278481" calcext:value-type="float">
            <text:p>0.050126582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6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7]/[.$F$1]" office:value-type="float" office:value="0.00405063291139241" calcext:value-type="float">
            <text:p>0.0040506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[.D19]/[.$F$1]" office:value-type="float" office:value="0.0420253164556962" calcext:value-type="float">
            <text:p>0.04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20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21]/[.$F$1]" office:value-type="float" office:value="0.00354430379746835" calcext:value-type="float">
            <text:p>0.0035443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D24]/[.$F$1]" office:value-type="float" office:value="0.0253164556962025" calcext:value-type="float">
            <text:p>0.0253164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D25]/[.$F$1]" office:value-type="float" office:value="0.010126582278481" calcext:value-type="float">
            <text:p>0.0101265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6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7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[.D31]/[.$F$1]" office:value-type="float" office:value="0.0227848101265823" calcext:value-type="float">
            <text:p>0.0227848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D32]/[.$F$1]" office:value-type="float" office:value="0.00860759493670886" calcext:value-type="float">
            <text:p>0.0086075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D33]/[.$F$1]" office:value-type="float" office:value="0.00354430379746835" calcext:value-type="float">
            <text:p>0.0035443038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4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D35]/[.$F$1]" office:value-type="float" office:value="0.0146835443037975" calcext:value-type="float">
            <text:p>0.0146835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D36]/[.$F$1]" office:value-type="float" office:value="0.00962025316455696" calcext:value-type="float">
            <text:p>0.0096202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7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D40]/[.$F$1]" office:value-type="float" office:value="0.0106329113924051" calcext:value-type="float">
            <text:p>0.0106329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D41]/[.$F$1]" office:value-type="float" office:value="0.00607594936708861" calcext:value-type="float">
            <text:p>0.0060759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D44]/[.$F$1]" office:value-type="float" office:value="0.010126582278481" calcext:value-type="float">
            <text:p>0.0101265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5]/[.$F$1]" office:value-type="float" office:value="0.00405063291139241" calcext:value-type="float">
            <text:p>0.0040506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D48]/[.$F$1]" office:value-type="float" office:value="0.00911392405063291" calcext:value-type="float">
            <text:p>0.0091139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9]/[.$F$1]" office:value-type="float" office:value="0.0030379746835443" calcext:value-type="float">
            <text:p>0.0030379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0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1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53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5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7]/[.$F$1]" office:value-type="float" office:value="0.00253164556962025" calcext:value-type="float">
            <text:p>0.0025316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8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1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3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5]/[.$F$1]" office:value-type="float" office:value="0.00253164556962025" calcext:value-type="float">
            <text:p>0.0025316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7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8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0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1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5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8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83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5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8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8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88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8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9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D91]/[.$F$1]" office:value-type="float" office:value="0.000506329113924051" calcext:value-type="float">
            <text:p>0.0005063291</text:p>
          </table:table-cell>
          <table:table-cell table:number-columns-repeated="3"/>
        </table:table-row>
      </table:table>
      <table:table table:name="Scenario 6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(a1|at)</text:p>
          </table:table-cell>
          <table:table-cell table:formula="of:=SUM([.D5:.D13])/[.F1]" office:value-type="float" office:value="0.0271604938271605" calcext:value-type="float">
            <text:p>0.02716049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Scenario 7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(a1|at)</text:p>
          </table:table-cell>
          <table:table-cell table:formula="of:=SUM([.D3:.D13])/[.G1]" office:value-type="float" office:value="0.718631178707224" calcext:value-type="float">
            <text:p>0.71863117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cenario 8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(a2|at)</text:p>
          </table:table-cell>
          <table:table-cell table:formula="of:=SUM([.D5:.D70])/[.F1]" office:value-type="float" office:value="0.87713588283157" calcext:value-type="float">
            <text:p>0.87713588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----------+----------------+----------+</text:p>
          </table:table-cell>
          <table:table-cell table:number-columns-repeated="6"/>
        </table:table-row>
      </table:table>
      <table:table table:name="Sheet8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vbind2 <text:s text:c="18"/></text:p>
          </table:table-cell>
          <table:table-cell office:value-type="string" calcext:value-type="string">
            <text:p><text:s/>vbind3 <text:s text:c="30"/></text:p>
          </table:table-cell>
          <table:table-cell office:value-type="string" calcext:value-type="string">
            <text:p><text:s/>eventname <text:s text:c="20"/></text:p>
          </table:table-cell>
          <table:table-cell office:value-type="string" calcext:value-type="string">
            <text:p><text:s/>vbind1 </text:p>
          </table:table-cell>
          <table:table-cell office:value-type="string" calcext:value-type="string">
            <text:p><text:s/>vbind2 <text:s text:c="29"/></text:p>
          </table:table-cell>
          <table:table-cell office:value-type="string" calcext:value-type="string">
            <text:p><text:s/>vbind3 <text:s text:c="30"/></text:p>
          </table:table-cell>
          <table:table-cell office:value-type="string" calcext:value-type="string">
            <text:p><text:s/>count(*) </text:p>
          </table:table-cell>
          <table:table-cell office:value-type="string" calcext:value-type="string">
            <text:p><text:s/>count(distinct T2.hostname) 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12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5138" calcext:value-type="float">
            <text:p>5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4;port=11 <text:s text:c="1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2296" calcext:value-type="float">
            <text:p>2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12"/>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2137" calcext:value-type="float">
            <text:p>2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12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13"/>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4"/>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4"/>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13"/></text:p>
          </table:table-cell>
          <table:table-cell office:value-type="string" calcext:value-type="string">
            <text:p><text:s/>Interface module removed <text:s text:c="12"/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12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5 <text:s text:c="4"/>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8;port=2 <text:s text:c="13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TSTtp:lineId=1 <text:s text:c="20"/></text:p>
          </table:table-cell>
          <table:table-cell office:value-type="string" calcext:value-type="string">
            <text:p><text:s/>Loss of signal overhead <text:s text:c="13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13"/>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4"/>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12"/>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TSTtp:lineId=1 <text:s text:c="20"/></text:p>
          </table:table-cell>
          <table:table-cell office:value-type="string" calcext:value-type="string">
            <text:p><text:s/>Loss of signal <text:s text:c="22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1 <text:s text:c="12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13"/>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4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Interface module removed <text:s text:c="12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1 <text:s text:c="13"/></text:p>
          </table:table-cell>
          <table:table-cell office:value-type="string" calcext:value-type="string">
            <text:p><text:s/>Optical transmitter Output Power Low 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12"/>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13"/>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1 <text:s text:c="12"/></text:p>
          </table:table-cell>
          <table:table-cell office:value-type="string" calcext:value-type="string">
            <text:p><text:s/>Optical receiver Power Low <text:s text:c="10"/>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5 <text:s text:c="24"/></text:p>
          </table:table-cell>
          <table:table-cell office:value-type="string" calcext:value-type="string">
            <text:p><text:s/>Module down <text:s text:c="25"/>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3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4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7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7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12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7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12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3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8 <text:s text:c="13"/>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12"/></text:p>
          </table:table-cell>
          <table:table-cell office:value-type="string" calcext:value-type="string">
            <text:p><text:s/>Interface module removed <text:s text:c="12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6 <text:s text:c="13"/></text:p>
          </table:table-cell>
          <table:table-cell office:value-type="string" calcext:value-type="string">
            <text:p><text:s/>Interface module not provisioned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systemCriticalAlarm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uerta Abierta <text:s text:c="21"/>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29"/></text:p>
          </table:table-cell>
          <table:table-cell office:value-type="string" calcext:value-type="string">
            <text:p><text:s/>The NTP server is not reachable <text:s text:c="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29"/></text:p>
          </table:table-cell>
          <table:table-cell office:value-type="string" calcext:value-type="string">
            <text:p><text:s/>System not redundant <text:s text:c="16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MSTtp:lineId=1 <text:s text:c="20"/></text:p>
          </table:table-cell>
          <table:table-cell office:value-type="string" calcext:value-type="string">
            <text:p><text:s/>Server signal fail payload <text:s text:c="1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MSTtp:lineId=1 <text:s text:c="20"/></text:p>
          </table:table-cell>
          <table:table-cell office:value-type="string" calcext:value-type="string">
            <text:p><text:s/>Server signal fail <text:s text:c="18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TSTtp:lineId=1 <text:s text:c="20"/></text:p>
          </table:table-cell>
          <table:table-cell office:value-type="string" calcext:value-type="string">
            <text:p><text:s/>OSC input power low <text:s text:c="1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Optical transmitter Output Power Low 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Optical transmitter Output Power Low 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13"/></text:p>
          </table:table-cell>
          <table:table-cell office:value-type="string" calcext:value-type="string">
            <text:p><text:s/>Optical receiver Power Low <text:s text:c="1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2 <text:s text:c="12"/></text:p>
          </table:table-cell>
          <table:table-cell office:value-type="string" calcext:value-type="string">
            <text:p><text:s/>Optical receiver Power Low <text:s text:c="1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1 <text:s text:c="13"/></text:p>
          </table:table-cell>
          <table:table-cell office:value-type="string" calcext:value-type="string">
            <text:p><text:s/>Optical receiver Power Low <text:s text:c="1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Optical receiver Power Low <text:s text:c="1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 <text:s text:c="24"/></text:p>
          </table:table-cell>
          <table:table-cell office:value-type="string" calcext:value-type="string">
            <text:p><text:s/>Module down <text:s text:c="2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2 <text:s text:c="24"/></text:p>
          </table:table-cell>
          <table:table-cell office:value-type="string" calcext:value-type="string">
            <text:p><text:s/>Module down <text:s text:c="2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5 <text:s text:c="24"/></text:p>
          </table:table-cell>
          <table:table-cell office:value-type="string" calcext:value-type="string">
            <text:p><text:s/>Module down <text:s text:c="2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nagementVlan <text:s text:c="21"/></text:p>
          </table:table-cell>
          <table:table-cell office:value-type="string" calcext:value-type="string">
            <text:p><text:s/>ManagementVLAN isolated <text:s text:c="13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21"/></text:p>
          </table:table-cell>
          <table:table-cell office:value-type="string" calcext:value-type="string">
            <text:p><text:s/>ManagementVLAN isolated <text:s text:c="13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ptAmplifierFunction:auid=2;slot=1 <text:s/></text:p>
          </table:table-cell>
          <table:table-cell office:value-type="string" calcext:value-type="string">
            <text:p><text:s/>Loss of signal <text:s text:c="2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4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1 <text:s text:c="13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5 <text:s text:c="4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5 <text:s text:c="4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1 <text:s text:c="12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 <text:s text:c="13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 <text:s text:c="13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12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2 <text:s text:c="12"/>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Laser Bias Current Out Of Range <text:s text:c="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13"/></text:p>
          </table:table-cell>
          <table:table-cell office:value-type="string" calcext:value-type="string">
            <text:p><text:s/>Interface module removed <text:s text:c="1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13"/></text:p>
          </table:table-cell>
          <table:table-cell office:value-type="string" calcext:value-type="string">
            <text:p><text:s/>Interface module removed <text:s text:c="1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13"/></text:p>
          </table:table-cell>
          <table:table-cell office:value-type="string" calcext:value-type="string">
            <text:p><text:s/>Interface module removed <text:s text:c="1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6 <text:s text:c="13"/></text:p>
          </table:table-cell>
          <table:table-cell office:value-type="string" calcext:value-type="string">
            <text:p><text:s/>Interface module not provisioned <text:s text:c="4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AmplifierFunction:auid=2;slot=2 <text:s/></text:p>
          </table:table-cell>
          <table:table-cell office:value-type="string" calcext:value-type="string">
            <text:p><text:s/>Automatic laser shutdown occurred <text:s text:c="3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8;port=2 <text:s text:c="2"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ptAmplifierFunction:auid=2;slot=2 <text:s/></text:p>
          </table:table-cell>
          <table:table-cell office:value-type="string" calcext:value-type="string">
            <text:p><text:s/>Automatic laser shutdown occurred <text:s text:c="3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transmitter Output Power Low </text:p>
          </table:table-cell>
          <table:table-cell office:value-type="string" calcext:value-type="string">
            <text:p><text:s/>systemCriticalAlarm <text:s text:c="10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uerta Abierta <text:s text:c="21"/>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9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vbind2 <text:s text:c="27"/></text:p>
          </table:table-cell>
          <table:table-cell office:value-type="string" calcext:value-type="string">
            <text:p><text:s/>vbind3 <text:s text:c="22"/></text:p>
          </table:table-cell>
          <table:table-cell office:value-type="string" calcext:value-type="string">
            <text:p><text:s/>eventname <text:s text:c="20"/></text:p>
          </table:table-cell>
          <table:table-cell office:value-type="string" calcext:value-type="string">
            <text:p><text:s/>vbind1 </text:p>
          </table:table-cell>
          <table:table-cell office:value-type="string" calcext:value-type="string">
            <text:p><text:s/>vbind2 <text:s text:c="47"/></text:p>
          </table:table-cell>
          <table:table-cell office:value-type="string" calcext:value-type="string">
            <text:p><text:s/>vbind3 <text:s text:c="54"/></text:p>
          </table:table-cell>
          <table:table-cell office:value-type="string" calcext:value-type="string">
            <text:p><text:s/>count(*) </text:p>
          </table:table-cell>
          <table:table-cell office:value-type="string" calcext:value-type="string">
            <text:p><text:s/>count(distinct T2.hostname) </text:p>
          </table:table-cell>
          <table:table-cell table:number-columns-repeated="3"/>
          <table:table-cell office:value-type="string" calcext:value-type="string">
            <text:p><text:s/>vbind2 <text:s text:c="27"/></text:p>
          </table:table-cell>
          <table:table-cell office:value-type="string" calcext:value-type="string">
            <text:p><text:s/>vbind3 <text:s text:c="22"/></text:p>
          </table:table-cell>
          <table:table-cell office:value-type="string" calcext:value-type="string">
            <text:p><text:s/>eventname <text:s text:c="20"/></text:p>
          </table:table-cell>
          <table:table-cell office:value-type="string" calcext:value-type="string">
            <text:p><text:s/>vbind1 </text:p>
          </table:table-cell>
          <table:table-cell office:value-type="string" calcext:value-type="string">
            <text:p><text:s/>vbind3 <text:s text:c="30"/></text:p>
          </table:table-cell>
          <table:table-cell office:value-type="string" calcext:value-type="string">
            <text:p><text:s/>count(*) </text:p>
          </table:table-cell>
          <table:table-cell office:value-type="string" calcext:value-type="string">
            <text:p><text:s/>count(distinct T2.hostname) 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575" calcext:value-type="float">
            <text:p>5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expected Service OAM MEP Id <text:s text:c="7"/></text:p>
          </table:table-cell>
          <table:table-cell office:value-type="float" office:value="2815" calcext:value-type="float">
            <text:p>28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1846" calcext:value-type="float">
            <text:p>184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1242" calcext:value-type="float">
            <text:p>12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1168" calcext:value-type="float">
            <text:p>11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977" calcext:value-type="float">
            <text:p>9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Interface module removed <text:s text:c="12"/></text:p>
          </table:table-cell>
          <table:table-cell office:value-type="float" office:value="909" calcext:value-type="float">
            <text:p>9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801" calcext:value-type="float">
            <text:p>8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723" calcext:value-type="float">
            <text:p>7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62" calcext:value-type="float">
            <text:p>3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VLAN isolated <text:s text:c="37"/>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Interface module removed <text:s text:c="12"/>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nagementVLAN isolated <text:s text:c="13"/>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linkUp <text:s text:c="23"/></text:p>
          </table:table-cell>
          <table:table-cell office:value-type="string" calcext:value-type="string">
            <text:p><text:s/>NULL <text:s text:c="2"/>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LinkAggregation:slot=23;lagId=10 <text:s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2 <text:s text:c="42"/></text:p>
          </table:table-cell>
          <table:table-cell office:value-type="string" calcext:value-type="string">
            <text:p><text:s/>Module down <text:s text:c="49"/>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erver signal fail <text:s text:c="18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linkUp <text:s text:c="23"/></text:p>
          </table:table-cell>
          <table:table-cell office:value-type="string" calcext:value-type="string">
            <text:p><text:s/>NULL <text:s text:c="2"/>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LinkAggregation:slot=23;lagId=10 <text:s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rbnRadiusAuthStateChange <text:s text:c="5"/></text:p>
          </table:table-cell>
          <table:table-cell office:value-type="string" calcext:value-type="string">
            <text:p><text:s/>NULL <text:s text:c="2"/>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nagementVLAN isolated <text:s text:c="13"/>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23;lagId=10 <text:s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ser Temperature Out Of Range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bgpEstablishedNotification <text:s text:c="3"/></text:p>
          </table:table-cell>
          <table:table-cell office:value-type="string" calcext:value-type="string">
            <text:p><text:s/>NULL <text:s text:c="2"/>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rbnRadiusAuthStateChange <text:s text:c="5"/></text:p>
          </table:table-cell>
          <table:table-cell office:value-type="string" calcext:value-type="string">
            <text:p><text:s/>NULL <text:s text:c="2"/>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P:mdId=251658240;maNetId=251658240;mepId=251658240 <text:s/></text:p>
          </table:table-cell>
          <table:table-cell office:value-type="string" calcext:value-type="string">
            <text:p><text:s/>Unexpected Service OAM MEP Id <text:s text:c="31"/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VLAN isolated <text:s text:c="37"/>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P:mdId=251658240;maNetId=1;mepId=1 <text:s text:c="17"/></text:p>
          </table:table-cell>
          <table:table-cell office:value-type="string" calcext:value-type="string">
            <text:p><text:s/>Unexpected Service OAM MEP Id <text:s text:c="31"/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P:mdId=251658240;maNetId=251658240;mepId=251658240 <text:s/></text:p>
          </table:table-cell>
          <table:table-cell office:value-type="string" calcext:value-type="string">
            <text:p><text:s/>Unexpected Service OAM MEP Id <text:s text:c="31"/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P:mdId=1;maNetId=2;mepId=2 <text:s text:c="25"/></text:p>
          </table:table-cell>
          <table:table-cell office:value-type="string" calcext:value-type="string">
            <text:p><text:s/>Unexpected Service OAM MEP Id <text:s text:c="31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P:mdId=1;maNetId=2;mepId=2 <text:s text:c="25"/>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P:mdId=251658240;maNetId=1;mepId=1 <text:s text:c="17"/>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VLAN isolated <text:s text:c="37"/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P:mdId=251658240;maNetId=1;mepId=1 <text:s text:c="17"/></text:p>
          </table:table-cell>
          <table:table-cell office:value-type="string" calcext:value-type="string">
            <text:p><text:s/>Unexpected Service OAM MEP Id <text:s text:c="31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VLAN isolated <text:s text:c="37"/>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P:mdId=251658240;maNetId=1;mepId=1 <text:s text:c="17"/>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P:mdId=1;maNetId=2;mepId=2 <text:s text:c="25"/>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P:mdId=1;maNetId=2;mepId=2 <text:s text:c="25"/></text:p>
          </table:table-cell>
          <table:table-cell office:value-type="string" calcext:value-type="string">
            <text:p><text:s/>Unexpected Service OAM MEP Id <text:s text:c="31"/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lta Humedad <text:s text:c="41"/></text:p>
          </table:table-cell>
          <table:table-cell office:value-type="string" calcext:value-type="string">
            <text:p><text:s/>NULL <text:s text:c="56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lo Climatiz. <text:s text:c="38"/></text:p>
          </table:table-cell>
          <table:table-cell office:value-type="string" calcext:value-type="string">
            <text:p><text:s/>NULL <text:s text:c="56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ta Humedad <text:s text:c="41"/></text:p>
          </table:table-cell>
          <table:table-cell office:value-type="string" calcext:value-type="string">
            <text:p><text:s/>NULL <text:s text:c="56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 interface down <text:s text:c="35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7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 interface down <text:s text:c="35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llo Climatiz. <text:s text:c="38"/></text:p>
          </table:table-cell>
          <table:table-cell office:value-type="string" calcext:value-type="string">
            <text:p><text:s/>NULL <text:s text:c="56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6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The NTP server is not reachable <text:s text:c="29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8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8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down <text:s text:c="49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VLAN isolated <text:s text:c="37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9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TSTtp:lineId=1 <text:s text:c="38"/></text:p>
          </table:table-cell>
          <table:table-cell office:value-type="string" calcext:value-type="string">
            <text:p><text:s/>Span loss above threshold <text:s text:c="3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6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5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The NTP server is not reachable <text:s text:c="2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7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7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AmplifierFunction:auid=2;slot=1 <text:s text:c="19"/></text:p>
          </table:table-cell>
          <table:table-cell office:value-type="string" calcext:value-type="string">
            <text:p><text:s/>Target gain signal at first stage unachievable <text:s text:c="1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5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5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The NTP server is not reachable <text:s text:c="2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2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P:mdId=251658240;maNetId=251658240;mepId=251658240 <text:s/>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7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removed <text:s text:c="4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7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2 <text:s text:c="42"/></text:p>
          </table:table-cell>
          <table:table-cell office:value-type="string" calcext:value-type="string">
            <text:p><text:s/>Module down <text:s text:c="49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7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ptAmplifierFunction:auid=2;slot=1 <text:s text:c="19"/></text:p>
          </table:table-cell>
          <table:table-cell office:value-type="string" calcext:value-type="string">
            <text:p><text:s/>Target gain signal at first stage unachievable <text:s text:c="14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0 <text:s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10 <text:s text:c="21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6;port=2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overload <text:s text:c="3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2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5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The NTP server is not reachabl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8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8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U:auid=2 <text:s text:c="44"/></text:p>
          </table:table-cell>
          <table:table-cell office:value-type="string" calcext:value-type="string">
            <text:p><text:s/>Host-AU connectivity missing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odule:slot=3 <text:s text:c="40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2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5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lo Climatiz. <text:s text:c="38"/></text:p>
          </table:table-cell>
          <table:table-cell office:value-type="string" calcext:value-type="string">
            <text:p><text:s/>NULL <text:s text:c="5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P:mdId=251658240;maNetId=1;mepId=1 <text:s text:c="17"/></text:p>
          </table:table-cell>
          <table:table-cell office:value-type="string" calcext:value-type="string">
            <text:p><text:s/>Service OAM MEP receiving RDI from one or more remote MEPs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odule:slot=13 <text:s text:c="39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odule:slot=13 <text:s text:c="39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8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The NTP server is not reachabl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mismatch <text:s text:c="4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TSTtp:lineId=1 <text:s text:c="38"/></text:p>
          </table:table-cell>
          <table:table-cell office:value-type="string" calcext:value-type="string">
            <text:p><text:s/>Span loss is near to go above threshold <text:s text:c="2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7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8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8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6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The NTP server is not reachabl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0 <text:s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4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6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7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VLAN isolated <text:s text:c="37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VLAN isolated <text:s text:c="37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16;port=2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4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1 <text:s text:c="41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P:mdId=251658240;maNetId=251658240;mepId=251658240 <text:s/>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odule:slot=8 <text:s text:c="40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8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Laser Temperature Out Of Range <text:s text:c="30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odule:slot=8 <text:s text:c="40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removed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receiver overload <text:s text:c="3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2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7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8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arma Gabinete <text:s text:c="38"/></text:p>
          </table:table-cell>
          <table:table-cell office:value-type="string" calcext:value-type="string">
            <text:p><text:s/>NULL <text:s text:c="5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0 <text:s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10 <text:s text:c="21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8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 interface down <text:s text:c="3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2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4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odule:slot=3 <text:s text:c="40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odule:slot=12 <text:s text:c="39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12 <text:s text:c="41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TSTtp:lineId=1 <text:s text:c="38"/></text:p>
          </table:table-cell>
          <table:table-cell office:value-type="string" calcext:value-type="string">
            <text:p><text:s/>Span loss above threshold <text:s text:c="3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8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6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8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4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0 <text:s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10 <text:s text:c="2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7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7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7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lo Climatiz. <text:s text:c="38"/></text:p>
          </table:table-cell>
          <table:table-cell office:value-type="string" calcext:value-type="string">
            <text:p><text:s/>NULL <text:s text:c="5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4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 interface down <text:s text:c="3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6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6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mismatch <text:s text:c="4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TSTtp:lineId=1 <text:s text:c="38"/></text:p>
          </table:table-cell>
          <table:table-cell office:value-type="string" calcext:value-type="string">
            <text:p><text:s/>Span loss is near to go above threshold <text:s text:c="2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4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3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4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4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3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lo Climatiz. <text:s text:c="38"/></text:p>
          </table:table-cell>
          <table:table-cell office:value-type="string" calcext:value-type="string">
            <text:p><text:s/>NULL <text:s text:c="5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4;port=1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nagementVlan <text:s text:c="39"/></text:p>
          </table:table-cell>
          <table:table-cell office:value-type="string" calcext:value-type="string">
            <text:p><text:s/>Management interface down <text:s text:c="35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12 <text:s text:c="41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U:auid=2 <text:s text:c="44"/></text:p>
          </table:table-cell>
          <table:table-cell office:value-type="string" calcext:value-type="string">
            <text:p><text:s/>Host-AU connectivity missing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1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16;port=1 <text:s text:c="30"/></text:p>
          </table:table-cell>
          <table:table-cell office:value-type="string" calcext:value-type="string">
            <text:p><text:s/>Laser Temperature Out Of Range <text:s text:c="30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6;port=1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4;port=7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3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The NTP server is not reachabl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7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2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13;port=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9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7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10;lagId=1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2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1 <text:s text:c="31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3;port=2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odule:slot=12 <text:s text:c="39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Aggregation:slot=10;lagId=4 <text:s text:c="22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8;port=2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3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aser Bias Current Out Of Range <text:s text:c="2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odule:slot=12 <text:s text:c="39"/></text:p>
          </table:table-cell>
          <table:table-cell office:value-type="string" calcext:value-type="string">
            <text:p><text:s/>Module failure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8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lot:slot=3 <text:s text:c="42"/></text:p>
          </table:table-cell>
          <table:table-cell office:value-type="string" calcext:value-type="string">
            <text:p><text:s/>Module removed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5;port=1 <text:s text:c="31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NXPort:slot=3;port=11 <text:s text:c="30"/></text:p>
          </table:table-cell>
          <table:table-cell office:value-type="string" calcext:value-type="string">
            <text:p><text:s/>Optical transmitter Output Power Low <text:s text:c="2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2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4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3;port=5 <text:s text:c="31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6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7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1 <text:s text:c="30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5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12;port=2 <text:s text:c="30"/></text:p>
          </table:table-cell>
          <table:table-cell office:value-type="string" calcext:value-type="string">
            <text:p><text:s/>Optical receiver Power Low <text:s text:c="3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3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lot:slot=7 <text:s text:c="42"/></text:p>
          </table:table-cell>
          <table:table-cell office:value-type="string" calcext:value-type="string">
            <text:p><text:s/>Module down <text:s text:c="49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5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6;port=1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ANXPort:slot=7;port=2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2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6 <text:s text:c="31"/></text:p>
          </table:table-cell>
          <table:table-cell office:value-type="string" calcext:value-type="string">
            <text:p><text:s/>Link down <text:s text:c="51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8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nkAggregation:slot=23;lagId=7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6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Aggregation:slot=23;lagId=2 <text:s text:c="22"/></text:p>
          </table:table-cell>
          <table:table-cell office:value-type="string" calcext:value-type="string">
            <text:p><text:s/>LAG Partial Loss of Capacity <text:s text:c="3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lot:slot=4 <text:s text:c="42"/></text:p>
          </table:table-cell>
          <table:table-cell office:value-type="string" calcext:value-type="string">
            <text:p><text:s/>Module removed <text:s text:c="4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23;lagId=4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vice <text:s text:c="47"/></text:p>
          </table:table-cell>
          <table:table-cell office:value-type="string" calcext:value-type="string">
            <text:p><text:s/>System not redundant <text:s text:c="40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inkAggregation:slot=10;lagId=1 <text:s text:c="2"/></text:p>
          </table:table-cell>
          <table:table-cell office:value-type="string" calcext:value-type="string">
            <text:p><text:s/>LAG Partial Loss of Capacity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NXPort:slot=4;port=10 <text:s text:c="30"/></text:p>
          </table:table-cell>
          <table:table-cell office:value-type="string" calcext:value-type="string">
            <text:p><text:s/>Interface module removed <text:s text:c="36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</table:table>
      <table:table table:name="Sheet10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vbind2 <text:s text:c="18"/></text:p>
          </table:table-cell>
          <table:table-cell office:value-type="string" calcext:value-type="string">
            <text:p><text:s/>vbind3 <text:s text:c="20"/></text:p>
          </table:table-cell>
          <table:table-cell office:value-type="string" calcext:value-type="string">
            <text:p><text:s/>eventname <text:s text:c="20"/></text:p>
          </table:table-cell>
          <table:table-cell office:value-type="string" calcext:value-type="string">
            <text:p><text:s/>vbind1 </text:p>
          </table:table-cell>
          <table:table-cell office:value-type="string" calcext:value-type="string">
            <text:p><text:s/>vbind3 <text:s text:c="30"/></text:p>
          </table:table-cell>
          <table:table-cell office:value-type="string" calcext:value-type="string">
            <text:p><text:s/>count(*) </text:p>
          </table:table-cell>
          <table:table-cell office:value-type="string" calcext:value-type="string">
            <text:p><text:s/>count(distinct T2.hostname)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LANXPort:slot=7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7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1789" calcext:value-type="float">
            <text:p>1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629" calcext:value-type="float">
            <text:p>6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594" calcext:value-type="float">
            <text:p>5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536" calcext:value-type="float">
            <text:p>5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Interface module removed <text:s text:c="12"/>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<text:s/>LANXPort:slot=7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<text:s/>LANXPort:slot=8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7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Interface module removed <text:s text:c="12"/>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<text:s/>LANXPort:slot=13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7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6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LANXPort:slot=8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ser Bias Current Out Of Range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7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8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3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LANXPort:slot=13;port=2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8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6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AG Partial Loss of Capacity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LANXPort:slot=17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7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8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LANXPort:slot=13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LANXPort:slot=14;port=2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3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6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3;port=2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7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rbnRadiusAcctStateChange <text:s text:c="5"/></text:p>
          </table:table-cell>
          <table:table-cell office:value-type="string" calcext:value-type="string">
            <text:p><text:s/>NULL <text:s text:c="2"/>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3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systemNonUrgentAlarm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 <text:s text:c="32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3;port=2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8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6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7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4;port=2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4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4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5;port=1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e NTP server is not reachable <text:s text:c="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4;port=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ptical receiver Power Low <text:s text:c="1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7;port=2 <text:s text:c="2"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systemCriticalAlarm <text:s text:c="10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 <text:s text:c="3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4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odule down <text:s text:c="2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LANXPort:slot=1;port=11 <text:s/></text:p>
          </table:table-cell>
          <table:table-cell office:value-type="string" calcext:value-type="string">
            <text:p><text:s/>Optical receiver Power Low </text:p>
          </table:table-cell>
          <table:table-cell office:value-type="string" calcext:value-type="string">
            <text:p><text:s/>omsTrapAlarmNotificationClea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ink down <text:s text:c="27"/>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1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severity</text:p>
          </table:table-cell>
          <table:table-cell office:value-type="string" calcext:value-type="string">
            <text:p><text:s/>vBind3</text:p>
          </table:table-cell>
          <table:table-cell office:value-type="string" calcext:value-type="string">
            <text:p><text:s/>count(*)</text:p>
          </table:table-cell>
          <table:table-cell office:value-type="string" calcext:value-type="string">
            <text:p><text:s/>group_concat(distinct st_town)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Unexpected Service OAM MEP Id </text:p>
          </table:table-cell>
          <table:table-cell office:value-type="float" office:value="120064" calcext:value-type="float">
            <text:p>120064</text:p>
          </table:table-cell>
          <table:table-cell office:value-type="string" calcext:value-type="string">
            <text:p>BL_SII,ST_PYN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Unexpected Service OAM MEP Id </text:p>
          </table:table-cell>
          <table:table-cell office:value-type="float" office:value="120020" calcext:value-type="float">
            <text:p>120020</text:p>
          </table:table-cell>
          <table:table-cell office:value-type="string" calcext:value-type="string">
            <text:p>ST_PYN,BL_SII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ink down </text:p>
          </table:table-cell>
          <table:table-cell office:value-type="float" office:value="90593" calcext:value-type="float">
            <text:p>90593</text:p>
          </table:table-cell>
          <table:table-cell office:value-type="string" calcext:value-type="string">
            <text:p>TO_PIE,TO_ATN,TO_ATA,TO_LUI,TO_DOL,TO_AZG,TO_LER,TO_COY,TO_ORT,TO_AMB,TO_ALV,TO_ALP,TO_VSJ,VC_CMB,VC_DAG,VC_RTP,TO_RCV,TO_PRA,TO_ROV,TO_PND,TO_VEN,TO_STI,ST_VCH,ST_VET,ST_VLN,ST_VEL,ST_ZAP,ST_PAR,ST_PYN,ST_PUN,ST_PAZ,ST_PDS,ST_PEN,ST_ONZ,ST_PIC,ST_PMR,ST_PRR,QU_BVS,NS_RAG,PU_SIU,QU_GNV,NS_VCR,NS_SAZ,PU_CSC,ST_CBR,ST_CCS,ST_CTJ,ST_CTI,ST_CHL,ST_CRT,ST_CEP,ST_CHP,ST_CRE,ST_CLF,ST_COF,ST_CMR,ST_CNC,ST_CIM,RS_GTC,RS_BUM,RS_MIS,QU_PJO,QU_SAE,ST_BRC,ST_BRA,ST_BTL,RS_QUN,ST_ADA,ST_ANI,ST_ART,ST_BOL,ST_BNT,NS_PSA,NS_LOU,NS_EPZ,NS_CAY,NS_CCL,NS_ELZ,NS_HER,NS_CCT,NS_CCR,NS_DUR,ST_MIG,ST_MLG,ST_MOG,ST_OCM,ST_MVT,BY_CDA,BY_COM,BY_CHV,BY_BOY,BY_BOA,BY_BEE,BL_SII,BY_VQM,CA_POR,BY_TSS,BY_TOG,BY_TOC,BY_TPG,CL_ASM,CL_RSU,CL_LMD,CL_MAM,CL_FIL,CL_RIS,CL_PLS,BY_MGI,BY_GVA,BY_JEN,BY_JPR,BY_CUT,BY_FIR,BY_CQZ,BY_GMZ,BY_LEI,BY_MGA,BY_CRZ,BY_SIA,BY_TMQ,BY_SRC,BY_TIB,BY_SQR,BY_TIP,BY_SOR,BY_SOH,BY_SOG,BY_SOC,BY_STN,BY_RAQ,BY_SAM,BY_OIC,BY_PZR,BY_NOB,BY_MOT,BY_NUE,BY_SAR,BY_SED,NS_BCC,NS_BOC,NS_ABL,NR_SUY,NR_TAB,NR_SDN,NR_SLZ,NR_TUQ,NR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Link down </text:p>
          </table:table-cell>
          <table:table-cell office:value-type="float" office:value="88553" calcext:value-type="float">
            <text:p>88553</text:p>
          </table:table-cell>
          <table:table-cell office:value-type="string" calcext:value-type="string">
            <text:p>BL_SII,AN_YON,AN_TIT,AN_AMF,AN_ABR,AN_ABE,AN_ANZ,AN_AGE,AN_NEH,AN_PTF,AN_SLG,AN_CPM,AN_CON,AN_MTB,AN_BLM,AN_BUR,AN_BRI,ST_VCH,ST_VET,ST_VLN,ST_VEL,TO_VSJ,VC_CMB,VC_DAG,VC_RTP,TO_PIE,TO_PND,TO_PRA,TO_RCV,TO_ROV,TO_STI,TO_VEN,ST_ZAP,TO_ATN,TO_ATA,TO_ALV,TO_AMB,TO_ALP,TO_LUI,TO_ORT,TO_AZG,TO_COY,TO_LER,TO_DOL,ST_PYN,ST_PEN,ST_PUN,ST_PDS,ST_PAZ,ST_PRR,ST_PMR,ST_PIC,ST_ONZ,ST_PAR,ST_CRE,ST_CNC,ST_COF,ST_CMR,ST_CTI,ST_CTJ,ST_CRT,ST_CLF,ST_CEP,ST_CCS,ST_CIM,ST_CHL,ST_CBR,ST_CHP,NS_RAG,PU_CSC,NS_SAZ,NS_VCR,PU_SIU,QU_BVS,QU_GNV,RS_QUN,ST_ART,ST_BRA,ST_BNT,ST_BOL,ST_BRC,ST_ANI,ST_BTL,RS_MIS,RS_BUM,RS_GTC,QU_SAE,QU_PJO,NS_PSA,NS_LOU,NS_CAY,NS_CCT,NS_DUR,NS_ELZ,NS_EPZ,NS_HER,NS_CCL,NS_CCR,NR_CUZ,NR_LIN,NR_CUB,NR_FUE,NR_GCH,NR_CUA,NR_CTD,NR_LFR,NR_IMU,NR_GLL,NR_GUL,NR_ILE,NR_CRD,NR_PBL,NR_PCG,NR_CLG,NR_POT,NR_COS,NR_OSP,NR_PRE,NR_CCG,NR_BEL,NR_BSC,CS_SMA,NR_ALD,NR_ARL,NR_ANC,CL_RSU,NS_BOC,NR_TNG,NR_TUQ,NR_TAB,NS_ABL,NR_YCU,NR_UNI,NR_SLZ,NR_SUY,NR_SDN,NS_BCC,NR_SBD,NR_PUP,ST_MIG,ST_MOG,ST_MLG,ST_OCM,ST_MVT,CL_RIS,CL_MAM,CL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49206" calcext:value-type="float">
            <text:p>49206</text:p>
          </table:table-cell>
          <table:table-cell office:value-type="string" calcext:value-type="string">
            <text:p>ST_VCH,ST_VLN,ST_VET,ST_VEL,TO_ROV,TO_PRA,TO_PND,TO_RCV,TO_VSJ,VC_RTP,TO_VEN,TO_LUI,TO_ATN,TO_ATA,TO_AMB,TO_PIE,TO_ORT,TO_AZG,TO_COY,ST_ZAP,AN_SLG,AN_BRI,BY_MGI,BY_SQR,BY_TMQ,BY_TIP,BY_SAR,CL_MAM,BL_SII,BY_COM,BY_BEE,BY_BOY,CA_POR,BY_CUT,BY_CRZ,BY_GVA,ST_GAC,ST_ECS,ST_CTJ,ST_FLN,ST_LAB,ST_GLP,ST_LDZ,ST_JMI,ST_JES,ST_GUV,ST_JOA,ST_HIM,ST_PUN,ST_PEN,ST_PRR,ST_PIC,ST_PAZ,ST_PYN,NR_CCG,CS_SMA,NR_CUZ,NR_SBD,NR_YCU,QU_GNV,PU_CSC,QU_BVS,QU_SAE,RS_BUM,RS_QUN,ST_BRC,ST_BTL,ST_CMR,ST_CRE,ST_CNC,ST_CLF,ST_CHL,ST_CRT,ST_CIM,NS_EPZ,NS_LOU,NS_PSA,ST_MOG,ST_MLG,ST_MIG,ST_SIT,ST_S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Optical transmitter Output Power Low </text:p>
          </table:table-cell>
          <table:table-cell office:value-type="float" office:value="49115" calcext:value-type="float">
            <text:p>49115</text:p>
          </table:table-cell>
          <table:table-cell office:value-type="string" calcext:value-type="string">
            <text:p>ST_CTJ,ST_CHP,ST_CLF,ST_CRE,ST_CNC,ST_CMR,ST_CHL,ST_CIM,ST_CRT,RS_QUN,ST_BRC,ST_BTL,QU_GNV,PU_CSC,QU_BVS,NS_VCR,RS_BUM,QU_SAE,ST_PUN,ST_PEN,ST_PAZ,ST_PRR,ST_PIC,ST_PYN,NR_CUZ,NR_SBD,NR_YCU,NS_CAY,NR_CCG,CS_SMA,BY_SQR,BY_MGI,BY_SAR,BY_TMQ,CA_POR,BY_VQM,CL_MAM,CL_RIS,BY_GVA,BY_CUT,BY_CRZ,BY_CQZ,BY_COM,BL_SII,BY_BOY,BY_BEE,ST_MIG,ST_MLG,ST_MOG,ST_MVT,ST_GLP,ST_LAB,ST_ECS,ST_FLN,ST_GAC,ST_GAB,ST_LDZ,ST_GUV,ST_HIM,ST_JOA,ST_JES,ST_JMI,NS_EPZ,NS_LOU,NS_PSA,ST_VCH,ST_SRT,ST_SIT,ST_ZAP,TO_VSJ,VC_RTP,TO_VEN,TO_RCV,TO_PRA,TO_PND,TO_ROV,TO_AMB,TO_ALP,TO_ATA,TO_LUI,TO_ATN,TO_ORT,TO_PIE,TO_AZG,TO_COY,ST_VLN,ST_VEL,ST_VET,AN_BRI,AN_SLG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Laser Bias Current Out Of Range </text:p>
          </table:table-cell>
          <table:table-cell office:value-type="float" office:value="46789" calcext:value-type="float">
            <text:p>46789</text:p>
          </table:table-cell>
          <table:table-cell office:value-type="string" calcext:value-type="string">
            <text:p>ST_VCH,ST_SRT,ST_SIT,ST_PYN,ST_MIG,ST_MLG,ST_MOG,NS_EPZ,NS_LOU,NS_PSA,NR_SDN,NR_SBD,NR_CUZ,NR_YCU,NR_CCG,CS_SMA,ST_PAZ,ST_PUN,ST_PIC,ST_PRR,ST_PEN,CA_POR,BY_VQM,BY_TMQ,BY_MGI,BY_SQR,BY_TIP,BY_SAR,BY_CUT,BY_CRZ,BY_GVA,BY_BOY,BL_SII,BY_BEE,BY_COM,CL_MAM,ST_LAB,ST_JOA,ST_JES,ST_JMI,ST_GUV,ST_HIM,ST_CTJ,ST_ECS,ST_FLN,ST_GAC,ST_LDZ,ST_LEB,ST_GLP,ST_CRE,ST_CMR,ST_CIM,ST_CLF,ST_CHL,ST_CNC,ST_CRT,ST_BTL,RS_QUN,ST_BRC,PU_CSC,QU_GNV,RS_BUM,QU_SAE,TO_LUI,TO_ORT,TO_AZG,TO_PIE,TO_ATN,TO_AMB,TO_ATA,ST_VET,ST_VEL,ST_VLN,TO_ROV,TO_PRA,TO_PND,TO_RCV,TO_VEN,VC_RTP,TO_VSJ,ST_ZAP,AN_SLG,AN_BRI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aser Bias Current Out Of Range </text:p>
          </table:table-cell>
          <table:table-cell office:value-type="float" office:value="46788" calcext:value-type="float">
            <text:p>46788</text:p>
          </table:table-cell>
          <table:table-cell office:value-type="string" calcext:value-type="string">
            <text:p>TO_PIE,TO_LUI,TO_ORT,TO_AMB,TO_ATA,TO_ALP,TO_AZG,TO_ATN,ST_ZAP,ST_VLN,ST_VET,ST_VCH,ST_VEL,TO_ROV,TO_PND,TO_PRA,TO_RCV,TO_VEN,TO_VSJ,VC_RTP,AN_SLG,AN_BRI,NS_LOU,NS_EPZ,NS_PSA,CL_MAM,CL_RIS,BY_MGI,BY_CQZ,BY_CRZ,BY_CUT,BY_GVA,BL_SII,BY_BOY,BY_COM,BY_BEE,BY_TMQ,BY_SQR,BY_TIP,BY_SAR,CA_POR,QU_GNV,NS_VCR,PU_CSC,RS_QUN,ST_BRC,ST_BTL,QU_SAE,RS_BUM,ST_CHL,ST_CLF,ST_CRE,ST_CRT,ST_CTJ,ST_CMR,ST_CIM,ST_CNC,ST_CHP,NR_SDN,NR_SBD,NR_CCG,CS_SMA,NR_CUZ,NR_YCU,NS_CAY,ST_PYN,ST_PIC,ST_PUN,ST_PAZ,ST_PEN,ST_PRR,ST_GLP,ST_GUV,ST_HIM,ST_JES,ST_JMI,ST_JOA,ST_LAB,ST_ECS,ST_GAC,ST_FLN,ST_GAB,ST_LDZ,ST_MOG,ST_MVT,ST_MLG,ST_MIG,ST_SIT,ST_S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Optical receiver Power Low </text:p>
          </table:table-cell>
          <table:table-cell office:value-type="float" office:value="32046" calcext:value-type="float">
            <text:p>32046</text:p>
          </table:table-cell>
          <table:table-cell office:value-type="string" calcext:value-type="string">
            <text:p>TO_ATN,TO_ATA,TO_LUI,TO_ORT,ST_ZAP,TO_COY,TO_DOL,TO_AZG,TO_PIE,TO_ALP,TO_AMB,ST_VEL,ST_VET,ST_VLN,TO_PRA,TO_ROV,TO_RCV,TO_PND,TO_VEN,TO_VSJ,VC_RTP,VC_CMB,VC_DAG,ST_SCT,ST_SIT,ST_PYN,ST_SAD,ST_STS,ST_SRT,AN_NEH,AN_CPM,AN_BRI,BL_SII,NR_SBD,NR_SDN,NS_ABL,NR_TNG,NS_BCC,NS_BOC,NR_SUY,NS_CAY,NR_TAB,CS_SMA,CL_RSU,NR_PUP,NR_CCG,NR_BEL,NR_ALD,NR_GCH,NR_PBL,NR_IMU,NR_CUZ,NR_LIN,NR_COS,NR_POT,NR_OSP,NR_CTD,NR_LFR,BY_TOC,CA_POR,BY_TSS,BY_TPG,CL_RIS,CL_PLS,CL_MAM,CL_LMD,CL_ASM,BY_COM,BY_CHV,BY_CDA,BY_BOY,BY_BOA,BY_BEE,CL_FIL,BY_MGI,BY_CRZ,BY_CUT,BY_CQZ,BY_GMZ,BY_FIR,BY_JPR,BY_GVA,BY_NUE,BY_TMQ,BY_SIA,BY_TIP,BY_NOB,BY_MOT,BY_OIC,BY_PZR,BY_SRC,BY_SAM,BY_SAR,BY_SOG,BY_SOR,BY_STN,ST_PAR,ST_PUN,ST_PDS,ST_PAZ,ST_PEN,ST_PRR,ST_CTJ,ST_GCY,ST_GAC,ST_ECS,ST_ENC,ST_FLN,ST_CTT,ST_GAB,ST_LAB,ST_MGV,ST_JOS,ST_GLP,ST_JMI,ST_JOA,ST_JES,ST_GUV,NS_RAG,NS_VCR,PU_SIU,QU_BVS,PU_CSC,ST_BRC,RS_QUN,ST_ANI,ST_BOL,ST_BTL,ST_BRA,ST_BNT,ST_ART,RS_BUM,QU_SAE,QU_PJO,QU_GNV,ST_CIM,ST_CLF,ST_CMR,ST_CNC,ST_CHL,ST_CRT,ST_CRE,ST_CCS,NS_PSA,NS_LOU,NS_EPZ,NS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Optical receiver Power Low </text:p>
          </table:table-cell>
          <table:table-cell office:value-type="float" office:value="31984" calcext:value-type="float">
            <text:p>31984</text:p>
          </table:table-cell>
          <table:table-cell office:value-type="string" calcext:value-type="string">
            <text:p>ST_SAD,ST_SCT,ST_PYN,ST_SIT,ST_STS,ST_SRT,ST_GLP,ST_GUV,ST_JES,ST_JOS,ST_JOA,ST_JMI,ST_GCY,ST_LAB,ST_MGV,ST_FLN,ST_GAC,ST_CTJ,ST_ENC,ST_ECS,ST_CTT,ST_GAB,NR_CCG,CS_SMA,NR_BEL,NR_ALD,NR_LIN,NR_PBL,NR_COS,NR_GCH,NR_OSP,NR_CTD,NR_CUZ,NR_IMU,NR_LFR,NR_POT,NR_PUP,NR_SBD,NR_SDN,NR_SUY,NR_TNG,NR_TAB,NS_ABL,NS_BCC,NS_BOC,NS_CAY,CL_RSU,ST_MOG,ST_MLG,ST_ONZ,ST_MIG,NS_RAG,NS_LOU,NS_PSA,NS_ELZ,NS_EPZ,ST_CIM,ST_CHL,ST_CRE,ST_CLF,ST_CRT,ST_CMR,ST_CNC,ST_CCS,RS_BUM,QU_SAE,QU_GNV,QU_PJO,ST_BRC,ST_BOL,ST_BRA,ST_ART,ST_BNT,RS_QUN,ST_BTL,RS_MIS,ST_ANI,PU_CSC,NS_VCR,PU_SIU,QU_BVS,ST_PUN,ST_PAR,ST_PRR,ST_PAZ,ST_PDS,ST_PEN,CL_RIS,CL_PLS,CL_MAM,CL_LMD,CA_POR,BY_TPG,BY_TSS,BY_TOC,CL_ASM,CL_FIL,BL_SII,BY_BOY,BY_BEE,BY_BOA,BY_COM,BY_CHV,BY_CDA,BY_SAR,BY_SRC,BY_SOR,BY_OIC,BY_NUE,BY_SAM,BY_SIA,BY_STN,BY_PZR,BY_TMQ,BY_NOB,BY_TIP,BY_SOG,BY_MOT,BY_CQZ,BY_MGI,BY_CUT,BY_FIR,BY_JPR,BY_GVA,BY_GMZ,BY_CRZ,AN_BRI,AN_NEH,AN_CPM,ST_ZAP,ST_VEL,ST_VET,ST_VLN,TO_AMB,TO_ATA,TO_ALP,TO_COY,TO_AZG,TO_DOL,TO_ORT,TO_LUI,TO_ATN,TO_PIE,VC_CMB,TO_VSJ,VC_RTP,VC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oss of continuity. </text:p>
          </table:table-cell>
          <table:table-cell office:value-type="float" office:value="23605" calcext:value-type="float">
            <text:p>23605</text:p>
          </table:table-cell>
          <table:table-cell office:value-type="string" calcext:value-type="string">
            <text:p>AN_YON,AN_ANZ,AN_AGE,AN_AMF,AN_ABR,AN_ABE,AN_CPM,AN_NEH,AN_CON,AN_CMT,AN_MTB,AN_BRI,AN_BLM,AN_BUR,AN_TIT,AN_PTF,AN_SLG,AN_PEQ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LAG Partial Loss of Capacity 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NR_GCH,NR_PBL,NR_GLL,NR_COS,NR_IMU,NR_GUL,NR_ILE,NR_CUZ,NR_CTD,NR_LIN,NR_OSP,NR_FUE,NR_TAB,NS_BCC,NS_ABL,NR_TNG,NR_TUQ,NR_SUY,NR_YCU,NR_PUP,NR_CCG,CS_SMA,NR_ALD,NR_BEL,CL_RSU,NR_SBD,ST_PEN,ST_PUN,ST_PRR,ST_PAR,ST_ONZ,ST_PYN,ST_PDS,ST_PAZ,ST_PIC,NS_PSA,NS_LOU,NS_RAG,NS_EPZ,NS_ELZ,ST_GLP,ST_JMI,ST_JOA,ST_JES,ST_GUV,ST_GCY,ST_CTT,ST_GAB,ST_ECS,ST_ENC,ST_GAC,ST_CTJ,ST_MGV,ST_LDZ,ST_JOS,ST_LAB,NS_VCR,QU_BVS,PU_SIU,QU_GNV,NS_SAZ,PU_CSC,ST_BOL,ST_BRC,RS_QUN,ST_BRA,ST_BTL,RS_BUM,QU_PJO,QU_SAE,ST_CLF,ST_CRE,ST_CIM,ST_CHL,ST_CNC,ST_CEP,ST_CRT,ST_CMR,CL_ASM,CA_POR,BY_SAM,BY_NUE,BY_TMQ,BY_SAR,BY_SIA,BY_SOR,BY_SQR,BY_TIP,BY_SRC,BY_SOG,BY_OIC,BY_MGI,BY_TSS,BY_TPG,BY_VQM,BY_CDA,BL_SII,BY_COM,BY_BOA,BY_BEE,BY_BOY,CL_PLS,CL_RIS,BY_CUT,BY_CQZ,BY_GMZ,BY_LEI,BY_FIR,BY_JPR,ST_OCM,ST_MLG,ST_MOG,ST_MVT,ST_MIG,TO_ROV,TO_VEN,TO_PRA,TO_PND,TO_RCV,TO_PIE,VC_RTP,VC_CMB,TO_VSJ,VC_DAG,ST_VET,ST_VLN,ST_ZAP,TO_COY,TO_LUI,TO_DOL,TO_AZG,TO_ATA,TO_ATN,TO_AMB,TO_ALV,TO_ORT,ST_SHE,ST_SIT,ST_SCT,ST_SAD,ST_SRT,AN_BRI,AN_CPM,AN_SLG,ST_VCH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AG Partial Loss of Capacity 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T_BRA,ST_BTL,ST_BOL,ST_BRC,RS_QUN,ST_CRE,ST_CNC,ST_CHL,ST_CLF,ST_CTJ,ST_CIM,ST_CMR,ST_CRT,RS_BUM,QU_PJO,QU_GNV,QU_SAE,NS_VCR,QU_BVS,NS_SAZ,PU_CSC,PU_SIU,NR_PUP,NR_CUZ,NR_IMU,NR_LIN,NR_PBL,NR_GUL,NR_COS,NR_ILE,NR_GCH,NR_OSP,NR_CTD,NR_GLL,NR_FUE,NR_CCG,CS_SMA,NR_ALD,NR_BEL,CL_RSU,NS_BCC,NR_YCU,NR_TAB,NR_SUY,NR_TNG,NR_TUQ,NR_SBD,CA_POR,CL_ASM,BY_CDA,BL_SII,BY_COM,BY_BOA,BY_BOY,BY_BEE,BY_CUT,BY_FIR,BY_GMZ,BY_MGI,BY_LEI,BY_CQZ,BY_TMQ,BY_SQR,BY_OIC,BY_SAM,BY_SOG,BY_SAR,BY_NUE,BY_SOR,BY_SIA,BY_SRC,BY_TSS,BY_TPG,CL_PLS,CL_RIS,ST_JOS,ST_LAB,ST_GLP,ST_JOA,ST_JMI,ST_JES,ST_GUV,ST_GCY,ST_GAB,ST_CTT,ST_ECS,ST_MGV,ST_MIG,ST_MOG,ST_MLG,ST_OCM,ST_MVT,ST_PYN,ST_PUN,ST_PEN,ST_PIC,ST_PAZ,ST_PDS,ST_ONZ,ST_PAR,ST_PRR,NS_LOU,NS_RAG,NS_PSA,NS_ELZ,NS_EPZ,NS_CCR,ST_SRT,ST_SIT,ST_SHE,ST_SAD,AN_BRI,AN_CPM,AN_PTF,AN_SLG,ST_VCH,ST_VET,ST_VLN,TO_VEN,TO_ROV,TO_PND,TO_PRA,TO_RCV,TO_PIE,TO_VSJ,VC_DAG,VC_RTP,VC_CMB,ST_ZAP,TO_LUI,TO_ORT,TO_DOL,TO_COY,TO_AZG,TO_ATN,TO_ATA,TO_AMB,TO_ALV,TO_ALP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Interface module removed 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N_CPM,AN_YON,AN_PTF,AN_BRI,BL_SII,ST_VCH,BY_CUT,BY_LEI,BY_MGI,BY_JPR,BY_CQZ,BY_CRZ,BY_GVA,BY_OIC,BY_SAM,BY_SOR,BY_SIA,BY_SQR,BY_SRC,BY_STN,BY_TIP,BY_SAR,BY_TOC,BY_NOB,BY_MOT,BY_CHV,BY_BEE,BY_CDA,BY_BOY,CL_ASM,CL_FIL,CL_PLS,CL_LMD,CL_RSU,CL_RIS,CA_POR,BY_VQM,ST_JOA,ST_JMI,ST_JES,ST_GUV,ST_HIM,ST_FLN,ST_GCY,ST_ECS,ST_GAB,ST_CTJ,ST_GAC,ST_CTT,ST_GLP,ST_LDZ,ST_LAB,ST_MGV,ST_JOS,NR_CCG,CS_SMA,NR_GUL,NR_CUZ,NR_LIN,NR_ILE,NR_FUE,NR_LFR,NR_CRD,NR_GLL,NR_PCG,NR_SBD,NS_ABL,NS_BCC,NR_TUQ,NR_PUP,ST_BNT,RS_QUN,ST_ADA,ST_BRC,ST_BOL,NS_SAZ,QU_BVS,NS_VCR,PU_SIU,QU_GNV,PU_CSC,RS_BUM,QU_SAE,QU_PJO,RS_GTC,ST_CRE,ST_CIM,ST_CHP,ST_CRT,ST_CEP,ST_CHL,ST_CTI,ST_CLF,ST_CNC,ST_CMR,ST_CCS,NS_LOU,NS_DUR,NS_EPZ,NS_PSA,NS_RAG,ST_ONZ,ST_PUN,ST_PEN,ST_PAR,ST_PIC,ST_PRR,ST_PAZ,ST_PYN,ST_MLG,ST_OCM,ST_MOG,ST_MVT,ST_MIG,TO_LER,TO_LUI,TO_DOL,TO_AZG,TO_COY,TO_ALV,TO_ATA,TO_ALP,TO_PIE,TO_ATN,TO_ORT,TO_VSJ,VC_DAG,TO_PND,TO_ROV,TO_PRA,TO_RCV,TO_VEN,ST_VET,ST_VLN,ST_VEL,ST_SHE,ST_SIT,ST_SAD,ST_STS,ST_S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Optical receiver overload 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AC,BY_TPG,NS_PSA,ST_MOG,ST_CTJ,NS_VCR,NR_SDN,NR_PBL,TO_ATA,TO_ALV,TO_PIE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<text:s/>Optical receiver overload 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NS_PSA,ST_GAC,ST_GLP,ST_CEP,ST_CTJ,NS_VCR,NR_SDN,NR_PBL,ST_MOG,BY_TPG,TO_ATA,TO_ALV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Interface module removed 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S_EPZ,NS_DUR,NS_LOU,NS_PSA,NS_RAG,NS_ABL,NR_TUQ,NS_BCC,NR_CCG,CS_SMA,NR_PUP,NR_SBD,NR_LIN,NR_LFR,NR_ILE,NR_FUE,NR_PCG,NR_GLL,NR_CRD,NS_VCR,NS_SAZ,PU_SIU,QU_BVS,PU_CSC,RS_BUM,QU_SAE,QU_PJO,QU_GNV,RS_GTC,ST_BRC,RS_QUN,ST_ANI,ST_BNT,ST_BOL,ST_CNC,ST_CTJ,ST_CRE,ST_CHP,ST_CLF,ST_CCS,ST_CMR,ST_CEP,ST_CHL,ST_CRT,ST_CIM,ST_CTI,BY_SOR,BY_SIA,BY_OIC,BY_SAM,BY_SAR,BY_MOT,BY_SRC,BY_SQR,BY_TIP,BY_SOG,BY_NOB,BY_NUE,BY_TOC,CL_ASM,CL_FIL,BL_SII,BY_CDA,BY_CHV,BY_COM,BY_BEE,BY_BOY,BY_CUT,BY_CQZ,BY_JPR,BY_CRZ,BY_LEI,BY_MGI,BY_GVA,BY_VQM,CA_POR,CL_PLS,CL_LMD,CL_RSU,ST_LAB,ST_MGV,ST_LDZ,ST_FLN,ST_ECS,ST_ENC,ST_GAC,ST_GAB,ST_GCY,ST_CTT,ST_GLP,ST_GUV,ST_JMI,ST_JOA,ST_JES,ST_HIM,ST_JOS,ST_MIG,ST_MLG,ST_MOG,ST_OCM,ST_PRR,ST_PIC,ST_PUN,ST_PAR,ST_PAZ,ST_PEN,ST_ONZ,ST_PYN,TO_PIE,TO_ALV,TO_ATA,TO_ALP,TO_LUI,TO_LER,TO_COY,TO_AZG,TO_DOL,TO_ORT,TO_ATN,TO_VEN,TO_ROV,TO_PRA,TO_PND,TO_RCV,TO_VSJ,VC_DAG,ST_VLN,ST_VET,ST_VEL,ST_SIT,ST_SHE,ST_SAD,ST_SRT,ST_STS,AN_CPM,AN_BRI,AN_BLM,AN_PTF,AN_YON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BL_SII,ST_PYN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oss of Continuity with one or more remote Service OAM MEPs.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ST_PYN,BL_SII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<text:s/>Module down 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T_CLF,ST_CNC,ST_CTJ,ST_CRE,ST_CMR,ST_CIM,ST_CCS,ST_CRT,ST_CTI,ST_CHP,PU_SIU,QU_BVS,NS_SAZ,NS_VCR,PU_CSC,ST_BNT,ST_BRC,RS_QUN,ST_BOL,ST_ADA,RS_BUM,QU_PJO,QU_SAE,QU_GNV,NR_GLL,NR_ILE,NR_FUE,CS_SMA,NR_CCG,NR_PUP,NS_ABL,NR_TUQ,ST_JOA,ST_JES,ST_GUV,ST_JMI,ST_HIM,ST_MGV,ST_LAB,ST_GLP,ST_JOS,ST_GCY,ST_ECS,ST_CTT,ST_GAC,ST_FLN,ST_GAB,ST_PYN,ST_PAZ,ST_PEN,ST_PAR,ST_PUN,ST_ONZ,ST_PIC,ST_PRR,BY_MOT,BY_SOR,BY_SQR,BY_OIC,BY_SIA,BY_SOG,BY_SRC,BY_SAR,BY_SAM,BY_TIP,BY_TOC,BY_CUT,BY_CQZ,BY_CRZ,BY_GVA,BY_JPR,BY_LEI,CA_POR,BY_VQM,CL_PLS,BL_SII,BY_CHV,BY_CDA,BY_BEE,BY_BOY,ST_MVT,ST_OCM,ST_MLG,ST_MOG,ST_MIG,NS_EPZ,ST_SHE,ST_SAD,ST_SIT,ST_SRT,TO_ROV,TO_PND,TO_PRA,TO_RCV,TO_VEN,VC_DAG,TO_VSJ,TO_ORT,TO_ATN,TO_ALV,TO_ALP,TO_ATA,TO_LUI,TO_DOL,TO_COY,ST_VLN,ST_VET,ST_VEL,AN_CPM,AN_BRI,AN_PTF,AN_YON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odule down 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L_SII,BY_BOY,BY_CDA,BY_CHV,BY_BEE,BY_CUT,BY_GVA,BY_LEI,BY_CRZ,BY_CQZ,BY_JPR,BY_VQM,CA_POR,CL_PLS,BY_SAR,BY_OIC,BY_SIA,BY_SRC,BY_SAM,BY_MOT,BY_NUE,BY_SQR,BY_SOR,BY_TOC,BY_TIP,NS_EPZ,ST_PRR,ST_PEN,ST_ONZ,ST_PAZ,ST_PUN,ST_PAR,ST_PIC,ST_PYN,ST_LAB,ST_JOS,ST_GLP,ST_CTT,ST_ECS,ST_GAC,ST_FLN,ST_GAB,ST_CTJ,ST_GCY,ST_LDZ,ST_MGV,ST_HIM,ST_GUV,ST_JMI,ST_JOA,ST_JES,ST_CMR,ST_CNC,ST_CRT,ST_CRE,ST_CHP,ST_CLF,ST_CTI,ST_CCS,ST_CHL,ST_CIM,RS_QUN,ST_BRC,ST_ADA,ST_BNT,ST_BOL,PU_SIU,NS_SAZ,PU_CSC,NS_VCR,QU_BVS,RS_BUM,QU_SAE,QU_GNV,QU_PJO,NR_FUE,NR_GLL,NR_ILE,NR_PUP,NR_TUQ,NS_ABL,CS_SMA,NR_CCG,ST_MIG,ST_OCM,ST_MLG,ST_MOG,ST_MVT,ST_SHE,ST_SIT,ST_SRT,AN_PTF,AN_YON,AN_CPM,AN_BRI,ST_VET,ST_VEL,ST_VLN,TO_ROV,TO_VEN,TO_PND,TO_PRA,TO_RCV,VC_DAG,TO_VSJ,TO_COY,TO_DOL,TO_LUI,TO_ATN,TO_ATA,TO_ALV,TO_ALP,TO_PIE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anagementVLAN isolated 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T_PEN,ST_PRR,ST_ONZ,ST_FLN,ST_ENC,ST_GAC,ST_CTJ,ST_GAB,ST_LAB,ST_JOS,ST_JES,ST_GUV,ST_JOA,ST_HIM,ST_LDZ,ST_LEB,NS_ELZ,NS_CAY,NS_PSA,NS_BCC,CL_RSU,NR_CCG,NR_GUL,NR_CUZ,NR_POT,BY_SQR,BY_STN,BY_TMQ,BY_TOC,BY_SOR,BY_SAM,BY_SAR,BY_CHV,BL_SII,BY_VQM,CL_PLS,BY_GVA,BY_CQZ,BY_LEI,ST_MVT,ST_OCM,ST_MIG,NS_SAZ,QU_BVS,ST_ANI,RS_QUN,ST_BNT,ST_ART,ST_ADA,ST_CCS,ST_CMR,ST_CRT,ST_CIM,RS_BUM,QU_GNV,QU_PJO,AN_BRI,AN_PTF,TO_LUI,TO_PIE,TO_ORT,TO_AMB,TO_ALP,TO_ATA,TO_AZG,TO_DOL,TO_PND,TO_RCV,TO_ROV,TO_VSJ,ST_VET,ST_VLN,ST_SCT,ST_SIT,ST_PYN,ST_SHE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The NTP server is not reachable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O_PND,TO_PRA,TO_RCV,TO_PIE,TO_ROV,VC_DAG,TO_VSJ,VC_CMB,VC_RTP,TO_ORT,TO_LUI,TO_ATA,TO_ALP,TO_ALV,TO_LER,TO_COY,TO_DOL,TO_AZG,TO_ATN,ST_ZAP,ST_VLN,ST_VET,ST_VEL,NS_ABL,NS_BCC,NR_SUY,CS_SMA,NR_ARL,NR_CCG,NR_BSC,NR_IMU,NR_CUZ,NR_OSP,NR_GUL,NR_CRD,NR_ILE,ST_PEN,ST_PAR,ST_PUN,ST_PAZ,ST_PDS,ST_PRR,ST_ONZ,NS_PSA,NS_EPZ,NS_CAY,NS_CCR,ST_MVT,ST_MIG,BY_MGI,BY_MGA,BY_FIR,BY_CUT,BY_LEI,BY_JEN,BY_CQZ,BY_GVA,BY_COM,BL_SII,BY_CHV,BY_BOA,BY_BOY,CL_ASM,BY_TOC,BY_TMQ,BY_SAM,BY_SQR,BY_OIC,BY_PZR,BY_SOG,BY_SAR,BY_SIA,BY_SRC,BY_NOB,BY_TIB,BY_SVN,BY_STN,BY_NUE,BY_SED,BY_TIP,BY_SOH,BY_MOT,BY_SSC,CA_POR,BY_VQM,BY_TSS,CL_PLS,QU_GNV,RS_BUM,QU_PJO,ST_ANI,ST_BOL,RS_QUN,ST_ADA,ST_BNT,ST_CMR,ST_CEP,ST_CHL,ST_CRT,ST_CRE,ST_CTJ,ST_CIM,ST_CHP,QU_BVS,PU_CSC,NS_SAZ,NS_VCR,ST_LDZ,ST_LAB,ST_MGV,ST_JMI,ST_JOA,ST_GUV,ST_GCY,ST_FLN,ST_ECS,AN_CPM,AN_PTF,AN_BRI,AN_BUR,AN_YON,ST_SRT,ST_SAD,ST_SHE,ST_SIT,ST_PYN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High temeperature 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O_ROV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High temeperature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TO_ROV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System not redundant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_CPM,AN_BRI,AN_YON,AN_PTF,TO_PRA,TO_PND,TO_RCV,TO_VSJ,TO_ROV,TO_LUI,TO_ALV,TO_ALP,TO_DOL,TO_COY,TO_ORT,TO_ATN,ST_VET,ST_VLN,ST_VEL,ST_SRT,ST_SAD,ST_PYN,ST_SHE,ST_SIT,ST_ONZ,ST_PAZ,ST_PEN,ST_PUN,ST_PIC,ST_PAR,ST_PRR,ST_MIG,ST_MLG,ST_MVT,ST_OCM,ST_MOG,ST_CTT,ST_GAB,ST_ECS,ST_FLN,ST_GCY,ST_GAC,ST_HIM,ST_JES,ST_JMI,ST_JOA,ST_GUV,ST_JOS,ST_LAB,ST_MGV,CS_SMA,NR_CCG,NR_GLL,NR_FUE,NR_ILE,NR_TUQ,NS_ABL,ST_CRE,ST_CCS,ST_CRT,ST_CMR,ST_CTI,ST_CTJ,ST_CNC,ST_CHP,ST_CLF,ST_CIM,RS_BUM,QU_GNV,QU_PJO,QU_SAE,ST_BOL,RS_QUN,ST_BRC,ST_BNT,PU_CSC,QU_BVS,NS_VCR,PU_SIU,BY_CRZ,BY_CUT,BY_LEI,BY_CQZ,BY_JPR,CL_PLS,BY_VQM,CA_POR,BY_SOR,BY_SRC,BY_SAM,BY_SAR,BY_TOC,BY_OIC,BY_SQR,BY_SIA,BY_MOT,BY_SOG,BY_CDA,BY_CHV,BL_SII,BY_BOY,BY_BEE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<text:s/>Fan filter clogged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Y_GMZ,BY_MGA,BY_BOY,CL_ASM,CL_LMD,BY_STN,BY_OIC,BY_TOG,ST_PYN,ST_PUN,ST_ECS,ST_GAC,ST_LAB,ST_GUV,ST_OCM,ST_MOG,ST_CHP,ST_CTI,ST_COF,ST_CIM,ST_CRE,ST_BOL,RS_QUN,ST_BRA,RS_BUM,NS_CCT,NS_CAY,NS_PSA,NS_RAG,NS_BCC,NR_CUA,NR_PCG,ST_SIT,ST_VLN,TO_LUI,TO_VSJ,AN_NEH,AN_CPM,AN_ABE,AN_PEQ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Fan filter clogged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T_GUV,ST_LAB,ST_GAC,ST_ECS,BY_BOY,BY_MGA,BY_GMZ,CL_ASM,BY_TOG,BY_OIC,BY_STN,CL_LMD,NS_CCT,NS_CAY,NS_PSA,NS_RAG,NR_PCG,NR_CUA,NS_BCC,ST_BOL,RS_QUN,ST_BRA,ST_CHP,ST_CTI,ST_COF,ST_CIM,RS_BUM,ST_PYN,ST_PUN,ST_OCM,ST_MOG,TO_VSJ,TO_LUI,ST_VLN,AN_NEH,AN_BRI,AN_PEQ,AN_ABE,ST_SI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System not redundant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Y_CUT,BY_GVA,BY_CQZ,BY_CRZ,BY_JPR,BY_VQM,CA_POR,BY_TOC,BY_SIA,BY_SOG,BY_SQR,BY_OIC,BY_SRC,BY_SOR,BY_MOT,BY_SAR,BY_SAM,CL_PLS,BY_CDA,BY_BEE,BY_BOY,BL_SII,BY_CHV,ST_OCM,ST_MOG,ST_MVT,ST_MLG,ST_MIG,ST_CRT,ST_CTI,ST_CCS,ST_CHP,ST_CRE,ST_CNC,ST_CLF,ST_CMR,ST_CTJ,RS_QUN,ST_BNT,ST_BRC,ST_ADA,PU_SIU,NS_VCR,QU_BVS,PU_CSC,RS_BUM,QU_SAE,QU_PJO,QU_GNV,NR_CCG,CS_SMA,NR_GLL,NR_ILE,NR_FUE,NR_TUQ,NS_ABL,ST_JOA,ST_GUV,ST_HIM,ST_JES,ST_JMI,ST_FLN,ST_ECS,ST_GAC,ST_CTT,ST_GCY,ST_GAB,ST_GLP,ST_JOS,ST_LAB,ST_MGV,ST_LDZ,ST_PIC,ST_PUN,ST_PRR,ST_ONZ,ST_PAR,ST_PAZ,ST_PEN,ST_VET,ST_VLN,ST_VEL,TO_PND,TO_PRA,TO_RCV,VC_DAG,TO_VSJ,TO_ROV,TO_COY,TO_DOL,TO_ATN,TO_ALP,TO_ALV,TO_LUI,TO_ORT,ST_SAD,ST_SIT,ST_SHE,ST_PYN,ST_SRT,AN_PTF,AN_BRI,AN_YON,AN_CPM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<text:s/>The NTP server is not reachable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O_LER,TO_DOL,TO_PIE,TO_LUI,ST_VET,ST_VLN,ST_ZAP,VC_RTP,VC_CMB,TO_VSJ,VC_DAG,TO_RCV,TO_ROV,AN_YON,AN_CPM,AN_PTF,BL_SII,ST_SAD,ST_SIT,BY_VQM,BY_MGI,BY_MGA,BY_CUT,BY_JEN,BY_CQZ,BY_LEI,BY_FIR,BY_TMQ,BY_NOB,BY_SRC,BY_MOT,BY_NUE,BY_OIC,BY_TIP,BY_SED,BY_PZR,BY_SSC,BY_SAR,BY_SOH,BY_SIA,BY_SVN,BY_SQR,BY_TIB,BY_BOY,BY_CHV,BY_COM,BY_BOA,QU_BVS,NS_SAZ,RS_BUM,QU_GNV,ST_CEP,ST_CMR,ST_CHL,ST_CRT,ST_CTJ,ST_CRE,RS_QUN,ST_ANI,NS_PSA,NS_EPZ,ST_LDZ,ST_MGV,ST_JMI,ST_ECS,ST_LAB,ST_MOG,ST_MIG,ST_PUN,ST_PDS,ST_PAZ,ST_PAR,NS_ABL,NR_CCG,NR_CRD,NR_CUZ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High temperature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O_ROV,ST_OCM,ST_PUN,ST_BRA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High temperature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T_OCM,ST_BRA,ST_PUN,TO_ROV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<text:s/>ManagementVLAN isolated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_CIM,RS_QUN,QU_BVS,NS_SAZ,ST_LAB,ST_JOA,ST_LDZ,ST_FLN,ST_GAB,NS_BCC,NR_CCG,ST_PRR,ST_PEN,ST_ONZ,ST_OCM,BY_CHV,CL_PLS,BY_CQZ,BY_LEI,BY_TMQ,BY_SAM,BY_TOC,AN_PTF,ST_PYN,ST_SIT,ST_SHE,TO_PIE,TO_AZG,TO_LUI,TO_PND,TO_RCV,TO_VSJ,TO_ROV,ST_VLN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<text:s/>Span loss is near to go above threshold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L_RSU,BY_MGI,ST_VEL,TO_PRA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Span loss is near to go above threshold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O_PRA,ST_VEL,CL_RSU,BY_MGI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Interface module not provisioned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_VET,TO_VSJ,TO_ROV,TO_ALV,TO_LER,TO_PIE,ST_PYN,ST_SHE,ST_VCH,AN_BLM,AN_CPM,ST_ANI,ST_BNT,NS_VCR,BY_CUT,BY_OIC,BY_SIA,BY_SAM,BY_SAR,BY_NOB,NR_CCG,NR_LFR,NR_SDN,NR_TUQ,NR_UNI,ST_GAB,ST_GUV,ST_JMI,ST_HTO,ST_LDZ,NS_LOU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Interface module not provisioned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R_SDN,NR_LFR,NR_TUQ,NR_CCG,NS_VCR,ST_BNT,ST_ANI,ST_GAB,ST_LDZ,ST_JMI,ST_GUV,ST_HTO,NS_LOU,BY_NOB,BY_SAR,BY_MOT,BY_SIA,BY_OIC,BY_CUT,BY_LEI,ST_VET,TO_ROV,TO_VSJ,TO_PIE,TO_LER,ST_VCH,ST_SHE,ST_PYN,AN_BLM,AN_CPM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odule mismatch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S_VCR,ST_ART,ST_ANI,ST_CNC,ST_MVT,ST_MLG,ST_GUV,ST_GCY,NS_ABL,NR_SLZ,BY_SED,BY_SRC,BY_CHV,CL_ASM,CL_RSU,BY_GMZ,BY_MGA,BY_TOG,ST_SHE,ST_STS,ST_VET,AN_BRI,AN_SLG,AN_CPM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Span loss above threshold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Y_MGI,CL_RSU,ST_VEL,TO_PRA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Module mismatch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_VET,ST_MLG,ST_MVT,NS_ABL,NR_SLZ,ST_GUV,ST_GCY,ST_ART,ST_ANI,NS_VCR,BY_SRC,BY_SED,CL_RSU,BY_GMZ,BY_MGA,BY_CHV,CL_ASM,BY_TOG,BY_TPG,AN_BRI,AN_CPM,AN_SLG,ST_SHE,ST_STS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Module removed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_STS,ST_SHE,BY_TPG,BY_TOG,BY_MGA,BY_GMZ,BY_SRC,BY_SED,CL_RSU,CL_ASM,BY_CHV,ST_MLG,ST_MVT,NS_VCR,ST_ART,ST_CHL,ST_CNC,NS_ABL,NR_SLZ,ST_GCY,ST_VET,AN_SLG,AN_CPM,AN_BRI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Span loss above threshold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_PRA,ST_VEL,BY_MGI,CL_RSU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odule removed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_CPM,AN_BRI,AN_SLG,ST_STS,ST_SHE,BY_TOG,BY_CHV,BY_SED,BY_SRC,BY_GMZ,BY_MGA,CL_ASM,CL_RSU,NS_VCR,ST_ART,ST_ANI,NR_SLZ,NS_ABL,ST_MVT,ST_MLG,ST_GCY,ST_GUV,ST_VE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odule failure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_LUI,TO_PIE,TO_ATA,TO_VSJ,TO_PRA,ST_SAD,ST_PYN,ST_MLG,ST_PUN,BY_SIA,BY_TOC,ST_GUV,ST_LAB,RS_BUM,ST_CNC,QU_BVS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Target gain signal at first stage unachievable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_VEL,TO_PRA,BY_MGI,CL_RSU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Target gain signal at first stage unachievable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_RSU,BY_MGI,ST_VEL,TO_PRA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Module failure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_PUN,ST_CIM,ST_CNC,ST_ANI,BY_TOC,BY_SIA,ST_GUV,ST_LAB,ST_MLG,ST_SAD,TO_ATA,TO_PIE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Automatic laser shutdown occurred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_RSU,BY_MGI,TO_PRA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Automatic laser shutdown occurred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Y_MGI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anagement interface down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_PND,TO_PIE,TO_LUI,AN_BRI,ST_PYN,NS_BCC,ST_LAB,ST_LDZ,ST_FLN,RS_QUN,NS_SAZ,BY_SAM,BY_SRC,ST_PUN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oss of signa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Y_MGI,CL_RSU,TO_PRA,ST_VEL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Loss of signal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Y_MGI,TO_PRA,ST_VEL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Power low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_VCH,NS_BCC,NR_CRD,NS_SAZ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Interface module mismatch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Y_NOB,BY_SAR,BY_OIC,BY_CUT,CL_FIL,CL_ASM,NS_VCR,NR_PCG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oss of signal payload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Y_MGI,CL_RSU,ST_VEL,TO_PRA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Loss of signal payload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Y_MGI,CL_RSU,ST_VEL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Interface module mismatch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_VCR,CL_ASM,CL_FIL,BY_NOB,BY_SAR,NR_PCG,NR_SDN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Power off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_CNC,ST_ANI,NS_PSA,ST_PEN,ST_OCM,TO_PND,AN_BUR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<text:s/>Minor problem with fa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_SHE,BY_TPG,BY_GMZ,BY_CHV,CL_ASM,BY_SED,BY_PZR,BY_SRC,ST_ART,ST_CNC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Critical fan erro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Y_GMZ,BY_CHV,BY_TPG,BY_SRC,BY_PZR,BY_SED,CL_ASM,ST_ART,ST_SHE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OSC input power low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_PRA,CL_RSU,BY_MGI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<text:s/>OSC input power low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_PRA,BY_MGI,CL_RSU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inor problem with fan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_SHE,ST_CNC,BY_GMZ,BY_CHV,BY_SRC,BY_SED,BY_PZR,BY_TPG,CL_ASM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Power off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_PND,ST_ANI,ST_CNC,NS_PSA,ST_PEN,ST_OCM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Server signal fail payloa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_RSU,BY_MGI,TO_PRA,ST_VEL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<text:s/>Server signal fail payloa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_VEL,BY_MGI,CL_RSU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aser Temperature Out Of Rang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_CTJ,PU_CSC,BY_CUT,BL_SII,ST_PUN,TO_PIE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Loss of frame overhea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_PRA,BY_MGI,CL_RSU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Ethernet Ring Protection failure of R-APS protocol.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Y_CHV,BY_MOT,BY_SAM,BY_SIA,BY_SRC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Ethernet Ring Protection failure of R-APS protocol.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Y_SIA,BY_MOT,BY_TOC,BY_SRC,BY_SAM,BY_CHV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Server signal fai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Y_MGI,CL_RSU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Host-AU connectivity missing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_PRA,ST_VEL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Critical fan erro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Y_CHV,CL_ASM,BY_SRC,BY_SED,BY_PZR,ST_SHE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oss of frame overhea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_PRA,CL_RSU,BY_MGI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<text:s/>Laser Temperature Out Of Rang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_PIE,BL_SII,ST_PUN,PU_CSC,ST_CTJ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Power low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_SAZ,ST_VCH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Network release mismatch on System Controller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_CNC,ST_GUV,ST_SA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Host-AU connectivity missing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_PRA,ST_VEL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<text:s/>Server signal fai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_MGI,TO_PRA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Target gain signal unachiev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_PRA,ST_VEL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ExpectedMode not provision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_VCR,ST_GUV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Service OAM MEP receiving RDI from one or more remote MEP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PYN,BL_SII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Module unknow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MV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Service OAM MEP receiving RDI from one or more remote MEP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_SII,ST_PYN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Target gain signal unachiev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_PRA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The ReExtPort on AU is down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VEL,TO_PRA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Module unknow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_MVT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<text:s/>Backward defect indication payloa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_MGI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Backward defect indication payloa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_MGI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ExpectedMode not provisione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_VCR,ST_GUV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Network release mismatch on System Controller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_GUV,ST_SAD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Loss of signal overhea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_MGI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Management interface dow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_BCC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<text:s/>Payload missing indica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VEL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Optical transmitter Output Power Hig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CTJ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<text:s/>The ReExtPort on AU is dow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VEL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<text:s/>Heater temperature out of ran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ROV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Heater temperature out of ran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ROV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Inventory Fail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ADA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Loss of signal overhea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_MGI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Optical transmitter Output Power Hig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CTJ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Payload missing indica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VEL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Variable optical attenuator fail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PRA</text:p>
          </table:table-cell>
        </table:table-row>
      </table:table>
      <table:named-expressions/>
      <table:database-ranges>
        <table:database-range table:name="__Anonymous_Sheet_DB__7" table:target-range-address="Sheet8.A1:Sheet8.H90">
          <table:sort>
            <table:sort-by table:field-number="6" table:order="descending" table:data-type="automatic"/>
          </table:sort>
        </table:database-range>
        <table:database-range table:name="__Anonymous_Sheet_DB__8" table:target-range-address="Sheet9.A1:Sheet9.G150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1:54:34.516694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21:06:15.740289081</dc:date>
    <meta:generator>LibreOffice/4.2.7.2$Linux_X86_64 LibreOffice_project/420m0$Build-2</meta:generator>
    <meta:editing-duration>P2DT21H11M</meta:editing-duration>
    <meta:editing-cycles>14</meta:editing-cycles>
    <meta:document-statistic meta:table-count="11" meta:cell-count="12144" meta:object-count="0"/>
  </office:meta>
</office:document-meta>
</file>